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48cm" fo:margin-left="-0.206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513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" style:family="table">
      <style:table-properties style:width="15.415cm" fo:margin-left="-0.206cm" table:align="left" style:writing-mode="lr-tb"/>
    </style:style>
    <style:style style:name="Tabla2.A" style:family="table-column">
      <style:table-column-properties style:column-width="15.41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" style:family="table">
      <style:table-properties style:width="15.415cm" fo:margin-left="-0.206cm" table:align="left" style:writing-mode="lr-tb"/>
    </style:style>
    <style:style style:name="Tabla3.A" style:family="table-column">
      <style:table-column-properties style:column-width="15.41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" style:family="table">
      <style:table-properties style:width="15.448cm" fo:margin-left="-0.206cm" table:align="left" style:writing-mode="lr-tb"/>
    </style:style>
    <style:style style:name="Tabla4.A" style:family="table-column">
      <style:table-column-properties style:column-width="3.14cm"/>
    </style:style>
    <style:style style:name="Tabla4.B" style:family="table-column">
      <style:table-column-properties style:column-width="5.556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778cm"/>
    </style:style>
    <style:style style:name="Tabla4.E" style:family="table-column">
      <style:table-column-properties style:column-width="0.406cm"/>
    </style:style>
    <style:style style:name="Tabla4.F" style:family="table-column">
      <style:table-column-properties style:column-width="1.309cm"/>
    </style:style>
    <style:style style:name="Tabla4.G" style:family="table-column">
      <style:table-column-properties style:column-width="1.513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.6" style:family="table-row">
      <style:table-row-properties style:min-row-height="0.566cm" fo:keep-together="auto"/>
    </style:style>
    <style:style style:name="Tabla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" style:family="table">
      <style:table-properties style:width="15.415cm" fo:margin-left="-0.206cm" table:align="left" style:writing-mode="lr-tb"/>
    </style:style>
    <style:style style:name="Tabla5.A" style:family="table-column">
      <style:table-column-properties style:column-width="15.41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" style:family="table">
      <style:table-properties style:width="15.415cm" fo:margin-left="-0.206cm" table:align="left" style:writing-mode="lr-tb"/>
    </style:style>
    <style:style style:name="Tabla6.A" style:family="table-column">
      <style:table-column-properties style:column-width="15.41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" style:family="table">
      <style:table-properties style:width="15.448cm" fo:margin-left="-0.206cm" table:align="left" style:writing-mode="lr-tb"/>
    </style:style>
    <style:style style:name="Tabla7.A" style:family="table-column">
      <style:table-column-properties style:column-width="3.14cm"/>
    </style:style>
    <style:style style:name="Tabla7.B" style:family="table-column">
      <style:table-column-properties style:column-width="5.556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1.778cm"/>
    </style:style>
    <style:style style:name="Tabla7.E" style:family="table-column">
      <style:table-column-properties style:column-width="0.406cm"/>
    </style:style>
    <style:style style:name="Tabla7.F" style:family="table-column">
      <style:table-column-properties style:column-width="1.309cm"/>
    </style:style>
    <style:style style:name="Tabla7.G" style:family="table-column">
      <style:table-column-properties style:column-width="1.51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.6" style:family="table-row">
      <style:table-row-properties style:min-row-height="0.566cm" fo:keep-together="auto"/>
    </style:style>
    <style:style style:name="Tabla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8" style:family="table">
      <style:table-properties style:width="15.415cm" fo:margin-left="-0.206cm" table:align="left" style:writing-mode="lr-tb"/>
    </style:style>
    <style:style style:name="Tabla8.A" style:family="table-column">
      <style:table-column-properties style:column-width="15.41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9" style:family="table">
      <style:table-properties style:width="15.415cm" fo:margin-left="-0.206cm" table:align="left" style:writing-mode="lr-tb"/>
    </style:style>
    <style:style style:name="Tabla9.A" style:family="table-column">
      <style:table-column-properties style:column-width="15.41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0" style:family="table">
      <style:table-properties style:width="15.448cm" fo:margin-left="-0.206cm" table:align="left" style:writing-mode="lr-tb"/>
    </style:style>
    <style:style style:name="Tabla10.A" style:family="table-column">
      <style:table-column-properties style:column-width="3.14cm"/>
    </style:style>
    <style:style style:name="Tabla10.B" style:family="table-column">
      <style:table-column-properties style:column-width="5.556cm"/>
    </style:style>
    <style:style style:name="Tabla10.C" style:family="table-column">
      <style:table-column-properties style:column-width="1.746cm"/>
    </style:style>
    <style:style style:name="Tabla10.D" style:family="table-column">
      <style:table-column-properties style:column-width="1.778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1.309cm"/>
    </style:style>
    <style:style style:name="Tabla10.G" style:family="table-column">
      <style:table-column-properties style:column-width="1.513cm"/>
    </style:style>
    <style:style style:name="Tabla10.1" style:family="table-row">
      <style:table-row-properties style:min-row-height="0.467cm" fo:keep-together="auto"/>
    </style:style>
    <style:style style:name="Tabla1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0.2" style:family="table-row">
      <style:table-row-properties style:min-row-height="0.515cm" fo:keep-together="auto"/>
    </style:style>
    <style:style style:name="Tabla1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0.6" style:family="table-row">
      <style:table-row-properties style:min-row-height="0.566cm" fo:keep-together="auto"/>
    </style:style>
    <style:style style:name="Tabla1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1" style:family="table">
      <style:table-properties style:width="15.415cm" fo:margin-left="-0.206cm" table:align="left" style:writing-mode="lr-tb"/>
    </style:style>
    <style:style style:name="Tabla11.A" style:family="table-column">
      <style:table-column-properties style:column-width="15.41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2" style:family="table">
      <style:table-properties style:width="15.415cm" fo:margin-left="-0.206cm" table:align="left" style:writing-mode="lr-tb"/>
    </style:style>
    <style:style style:name="Tabla12.A" style:family="table-column">
      <style:table-column-properties style:column-width="15.41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3" style:family="table">
      <style:table-properties style:width="15.448cm" fo:margin-left="-0.206cm" table:align="left" style:writing-mode="lr-tb"/>
    </style:style>
    <style:style style:name="Tabla13.A" style:family="table-column">
      <style:table-column-properties style:column-width="3.14cm"/>
    </style:style>
    <style:style style:name="Tabla13.B" style:family="table-column">
      <style:table-column-properties style:column-width="5.55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778cm"/>
    </style:style>
    <style:style style:name="Tabla13.E" style:family="table-column">
      <style:table-column-properties style:column-width="0.406cm"/>
    </style:style>
    <style:style style:name="Tabla13.F" style:family="table-column">
      <style:table-column-properties style:column-width="1.309cm"/>
    </style:style>
    <style:style style:name="Tabla13.G" style:family="table-column">
      <style:table-column-properties style:column-width="1.513cm"/>
    </style:style>
    <style:style style:name="Tabla13.1" style:family="table-row">
      <style:table-row-properties style:min-row-height="0.467cm" fo:keep-together="auto"/>
    </style:style>
    <style:style style:name="Tabla1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3.2" style:family="table-row">
      <style:table-row-properties style:min-row-height="0.515cm" fo:keep-together="auto"/>
    </style:style>
    <style:style style:name="Tabla1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3.6" style:family="table-row">
      <style:table-row-properties style:min-row-height="0.566cm" fo:keep-together="auto"/>
    </style:style>
    <style:style style:name="Tabla1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4" style:family="table">
      <style:table-properties style:width="15.415cm" fo:margin-left="-0.206cm" table:align="left" style:writing-mode="lr-tb"/>
    </style:style>
    <style:style style:name="Tabla14.A" style:family="table-column">
      <style:table-column-properties style:column-width="15.415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5" style:family="table">
      <style:table-properties style:width="15.415cm" fo:margin-left="-0.206cm" table:align="left" style:writing-mode="lr-tb"/>
    </style:style>
    <style:style style:name="Tabla15.A" style:family="table-column">
      <style:table-column-properties style:column-width="15.415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6" style:family="table">
      <style:table-properties style:width="15.448cm" fo:margin-left="-0.206cm" table:align="left" style:writing-mode="lr-tb"/>
    </style:style>
    <style:style style:name="Tabla16.A" style:family="table-column">
      <style:table-column-properties style:column-width="3.14cm"/>
    </style:style>
    <style:style style:name="Tabla16.B" style:family="table-column">
      <style:table-column-properties style:column-width="5.556cm"/>
    </style:style>
    <style:style style:name="Tabla16.C" style:family="table-column">
      <style:table-column-properties style:column-width="1.746cm"/>
    </style:style>
    <style:style style:name="Tabla16.D" style:family="table-column">
      <style:table-column-properties style:column-width="1.778cm"/>
    </style:style>
    <style:style style:name="Tabla16.E" style:family="table-column">
      <style:table-column-properties style:column-width="0.406cm"/>
    </style:style>
    <style:style style:name="Tabla16.F" style:family="table-column">
      <style:table-column-properties style:column-width="1.309cm"/>
    </style:style>
    <style:style style:name="Tabla16.G" style:family="table-column">
      <style:table-column-properties style:column-width="1.513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6.6" style:family="table-row">
      <style:table-row-properties style:min-row-height="0.566cm" fo:keep-together="auto"/>
    </style:style>
    <style:style style:name="Tabla1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17" style:family="table">
      <style:table-properties style:width="15.415cm" fo:margin-left="-0.206cm" table:align="left" style:writing-mode="lr-tb"/>
    </style:style>
    <style:style style:name="Tabla17.A" style:family="table-column">
      <style:table-column-properties style:column-width="15.415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8" style:family="table">
      <style:table-properties style:width="15.415cm" fo:margin-left="-0.206cm" table:align="left" style:writing-mode="lr-tb"/>
    </style:style>
    <style:style style:name="Tabla18.A" style:family="table-column">
      <style:table-column-properties style:column-width="15.415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19" style:family="table">
      <style:table-properties style:width="15.448cm" fo:margin-left="-0.206cm" table:align="left" style:writing-mode="lr-tb"/>
    </style:style>
    <style:style style:name="Tabla19.A" style:family="table-column">
      <style:table-column-properties style:column-width="3.14cm"/>
    </style:style>
    <style:style style:name="Tabla19.B" style:family="table-column">
      <style:table-column-properties style:column-width="5.556cm"/>
    </style:style>
    <style:style style:name="Tabla19.C" style:family="table-column">
      <style:table-column-properties style:column-width="1.746cm"/>
    </style:style>
    <style:style style:name="Tabla19.D" style:family="table-column">
      <style:table-column-properties style:column-width="1.778cm"/>
    </style:style>
    <style:style style:name="Tabla19.E" style:family="table-column">
      <style:table-column-properties style:column-width="0.406cm"/>
    </style:style>
    <style:style style:name="Tabla19.F" style:family="table-column">
      <style:table-column-properties style:column-width="1.309cm"/>
    </style:style>
    <style:style style:name="Tabla19.G" style:family="table-column">
      <style:table-column-properties style:column-width="1.513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1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19.6" style:family="table-row">
      <style:table-row-properties style:min-row-height="0.566cm" fo:keep-together="auto"/>
    </style:style>
    <style:style style:name="Tabla1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0" style:family="table">
      <style:table-properties style:width="15.415cm" fo:margin-left="-0.206cm" table:align="left" style:writing-mode="lr-tb"/>
    </style:style>
    <style:style style:name="Tabla20.A" style:family="table-column">
      <style:table-column-properties style:column-width="15.415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1" style:family="table">
      <style:table-properties style:width="15.415cm" fo:margin-left="-0.206cm" table:align="left" style:writing-mode="lr-tb"/>
    </style:style>
    <style:style style:name="Tabla21.A" style:family="table-column">
      <style:table-column-properties style:column-width="15.415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2" style:family="table">
      <style:table-properties style:width="15.448cm" fo:margin-left="-0.206cm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1.746cm"/>
    </style:style>
    <style:style style:name="Tabla22.D" style:family="table-column">
      <style:table-column-properties style:column-width="1.778cm"/>
    </style:style>
    <style:style style:name="Tabla22.E" style:family="table-column">
      <style:table-column-properties style:column-width="0.406cm"/>
    </style:style>
    <style:style style:name="Tabla22.F" style:family="table-column">
      <style:table-column-properties style:column-width="1.309cm"/>
    </style:style>
    <style:style style:name="Tabla22.G" style:family="table-column">
      <style:table-column-properties style:column-width="1.513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2.6" style:family="table-row">
      <style:table-row-properties style:min-row-height="0.566cm" fo:keep-together="auto"/>
    </style:style>
    <style:style style:name="Tabla2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3" style:family="table">
      <style:table-properties style:width="15.415cm" fo:margin-left="-0.206cm" table:align="left" style:writing-mode="lr-tb"/>
    </style:style>
    <style:style style:name="Tabla23.A" style:family="table-column">
      <style:table-column-properties style:column-width="15.415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4" style:family="table">
      <style:table-properties style:width="15.415cm" fo:margin-left="-0.206cm" table:align="left" style:writing-mode="lr-tb"/>
    </style:style>
    <style:style style:name="Tabla24.A" style:family="table-column">
      <style:table-column-properties style:column-width="15.415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5" style:family="table">
      <style:table-properties style:width="15.448cm" fo:margin-left="-0.206cm" table:align="left" style:writing-mode="lr-tb"/>
    </style:style>
    <style:style style:name="Tabla25.A" style:family="table-column">
      <style:table-column-properties style:column-width="3.14cm"/>
    </style:style>
    <style:style style:name="Tabla25.B" style:family="table-column">
      <style:table-column-properties style:column-width="5.556cm"/>
    </style:style>
    <style:style style:name="Tabla25.C" style:family="table-column">
      <style:table-column-properties style:column-width="1.746cm"/>
    </style:style>
    <style:style style:name="Tabla25.D" style:family="table-column">
      <style:table-column-properties style:column-width="1.778cm"/>
    </style:style>
    <style:style style:name="Tabla25.E" style:family="table-column">
      <style:table-column-properties style:column-width="0.406cm"/>
    </style:style>
    <style:style style:name="Tabla25.F" style:family="table-column">
      <style:table-column-properties style:column-width="1.309cm"/>
    </style:style>
    <style:style style:name="Tabla25.G" style:family="table-column">
      <style:table-column-properties style:column-width="1.513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5.6" style:family="table-row">
      <style:table-row-properties style:min-row-height="0.566cm" fo:keep-together="auto"/>
    </style:style>
    <style:style style:name="Tabla2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6" style:family="table">
      <style:table-properties style:width="15.415cm" fo:margin-left="-0.206cm" table:align="left" style:writing-mode="lr-tb"/>
    </style:style>
    <style:style style:name="Tabla26.A" style:family="table-column">
      <style:table-column-properties style:column-width="15.415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7" style:family="table">
      <style:table-properties style:width="15.415cm" fo:margin-left="-0.206cm" table:align="left" style:writing-mode="lr-tb"/>
    </style:style>
    <style:style style:name="Tabla27.A" style:family="table-column">
      <style:table-column-properties style:column-width="15.415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28" style:family="table">
      <style:table-properties style:width="15.448cm" fo:margin-left="-0.206cm" table:align="left" style:writing-mode="lr-tb"/>
    </style:style>
    <style:style style:name="Tabla28.A" style:family="table-column">
      <style:table-column-properties style:column-width="3.14cm"/>
    </style:style>
    <style:style style:name="Tabla28.B" style:family="table-column">
      <style:table-column-properties style:column-width="5.556cm"/>
    </style:style>
    <style:style style:name="Tabla28.C" style:family="table-column">
      <style:table-column-properties style:column-width="1.746cm"/>
    </style:style>
    <style:style style:name="Tabla28.D" style:family="table-column">
      <style:table-column-properties style:column-width="1.778cm"/>
    </style:style>
    <style:style style:name="Tabla28.E" style:family="table-column">
      <style:table-column-properties style:column-width="0.406cm"/>
    </style:style>
    <style:style style:name="Tabla28.F" style:family="table-column">
      <style:table-column-properties style:column-width="1.309cm"/>
    </style:style>
    <style:style style:name="Tabla28.G" style:family="table-column">
      <style:table-column-properties style:column-width="1.513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28.6" style:family="table-row">
      <style:table-row-properties style:min-row-height="0.566cm" fo:keep-together="auto"/>
    </style:style>
    <style:style style:name="Tabla2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2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29" style:family="table">
      <style:table-properties style:width="15.415cm" fo:margin-left="-0.206cm" table:align="left" style:writing-mode="lr-tb"/>
    </style:style>
    <style:style style:name="Tabla29.A" style:family="table-column">
      <style:table-column-properties style:column-width="15.415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2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0" style:family="table">
      <style:table-properties style:width="15.415cm" fo:margin-left="-0.206cm" table:align="left" style:writing-mode="lr-tb"/>
    </style:style>
    <style:style style:name="Tabla30.A" style:family="table-column">
      <style:table-column-properties style:column-width="15.415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1" style:family="table">
      <style:table-properties style:width="15.448cm" fo:margin-left="-0.206cm" table:align="left" style:writing-mode="lr-tb"/>
    </style:style>
    <style:style style:name="Tabla31.A" style:family="table-column">
      <style:table-column-properties style:column-width="3.14cm"/>
    </style:style>
    <style:style style:name="Tabla31.B" style:family="table-column">
      <style:table-column-properties style:column-width="5.556cm"/>
    </style:style>
    <style:style style:name="Tabla31.C" style:family="table-column">
      <style:table-column-properties style:column-width="1.746cm"/>
    </style:style>
    <style:style style:name="Tabla31.D" style:family="table-column">
      <style:table-column-properties style:column-width="1.778cm"/>
    </style:style>
    <style:style style:name="Tabla31.E" style:family="table-column">
      <style:table-column-properties style:column-width="0.406cm"/>
    </style:style>
    <style:style style:name="Tabla31.F" style:family="table-column">
      <style:table-column-properties style:column-width="1.309cm"/>
    </style:style>
    <style:style style:name="Tabla31.G" style:family="table-column">
      <style:table-column-properties style:column-width="1.513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1.6" style:family="table-row">
      <style:table-row-properties style:min-row-height="0.566cm" fo:keep-together="auto"/>
    </style:style>
    <style:style style:name="Tabla3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2" style:family="table">
      <style:table-properties style:width="15.415cm" fo:margin-left="-0.206cm" table:align="left" style:writing-mode="lr-tb"/>
    </style:style>
    <style:style style:name="Tabla32.A" style:family="table-column">
      <style:table-column-properties style:column-width="15.415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3" style:family="table">
      <style:table-properties style:width="15.415cm" fo:margin-left="-0.206cm" table:align="left" style:writing-mode="lr-tb"/>
    </style:style>
    <style:style style:name="Tabla33.A" style:family="table-column">
      <style:table-column-properties style:column-width="15.415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4" style:family="table">
      <style:table-properties style:width="15.448cm" fo:margin-left="-0.206cm" table:align="left" style:writing-mode="lr-tb"/>
    </style:style>
    <style:style style:name="Tabla34.A" style:family="table-column">
      <style:table-column-properties style:column-width="3.14cm"/>
    </style:style>
    <style:style style:name="Tabla34.B" style:family="table-column">
      <style:table-column-properties style:column-width="5.556cm"/>
    </style:style>
    <style:style style:name="Tabla34.C" style:family="table-column">
      <style:table-column-properties style:column-width="1.746cm"/>
    </style:style>
    <style:style style:name="Tabla34.D" style:family="table-column">
      <style:table-column-properties style:column-width="1.778cm"/>
    </style:style>
    <style:style style:name="Tabla34.E" style:family="table-column">
      <style:table-column-properties style:column-width="0.406cm"/>
    </style:style>
    <style:style style:name="Tabla34.F" style:family="table-column">
      <style:table-column-properties style:column-width="1.309cm"/>
    </style:style>
    <style:style style:name="Tabla34.G" style:family="table-column">
      <style:table-column-properties style:column-width="1.513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4.6" style:family="table-row">
      <style:table-row-properties style:min-row-height="0.566cm" fo:keep-together="auto"/>
    </style:style>
    <style:style style:name="Tabla3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5" style:family="table">
      <style:table-properties style:width="15.415cm" fo:margin-left="-0.206cm" table:align="left" style:writing-mode="lr-tb"/>
    </style:style>
    <style:style style:name="Tabla35.A" style:family="table-column">
      <style:table-column-properties style:column-width="15.415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6" style:family="table">
      <style:table-properties style:width="15.415cm" fo:margin-left="-0.206cm" table:align="left" style:writing-mode="lr-tb"/>
    </style:style>
    <style:style style:name="Tabla36.A" style:family="table-column">
      <style:table-column-properties style:column-width="15.415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7" style:family="table">
      <style:table-properties style:width="15.448cm" fo:margin-left="-0.206cm" table:align="left" style:writing-mode="lr-tb"/>
    </style:style>
    <style:style style:name="Tabla37.A" style:family="table-column">
      <style:table-column-properties style:column-width="3.14cm"/>
    </style:style>
    <style:style style:name="Tabla37.B" style:family="table-column">
      <style:table-column-properties style:column-width="5.556cm"/>
    </style:style>
    <style:style style:name="Tabla37.C" style:family="table-column">
      <style:table-column-properties style:column-width="1.746cm"/>
    </style:style>
    <style:style style:name="Tabla37.D" style:family="table-column">
      <style:table-column-properties style:column-width="1.778cm"/>
    </style:style>
    <style:style style:name="Tabla37.E" style:family="table-column">
      <style:table-column-properties style:column-width="0.406cm"/>
    </style:style>
    <style:style style:name="Tabla37.F" style:family="table-column">
      <style:table-column-properties style:column-width="1.309cm"/>
    </style:style>
    <style:style style:name="Tabla37.G" style:family="table-column">
      <style:table-column-properties style:column-width="1.513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37.6" style:family="table-row">
      <style:table-row-properties style:min-row-height="0.566cm" fo:keep-together="auto"/>
    </style:style>
    <style:style style:name="Tabla3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3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38" style:family="table">
      <style:table-properties style:width="15.415cm" fo:margin-left="-0.206cm" table:align="left" style:writing-mode="lr-tb"/>
    </style:style>
    <style:style style:name="Tabla38.A" style:family="table-column">
      <style:table-column-properties style:column-width="15.415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39" style:family="table">
      <style:table-properties style:width="15.415cm" fo:margin-left="-0.206cm" table:align="left" style:writing-mode="lr-tb"/>
    </style:style>
    <style:style style:name="Tabla39.A" style:family="table-column">
      <style:table-column-properties style:column-width="15.415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0" style:family="table">
      <style:table-properties style:width="15.448cm" fo:margin-left="-0.206cm" table:align="left" style:writing-mode="lr-tb"/>
    </style:style>
    <style:style style:name="Tabla40.A" style:family="table-column">
      <style:table-column-properties style:column-width="3.14cm"/>
    </style:style>
    <style:style style:name="Tabla40.B" style:family="table-column">
      <style:table-column-properties style:column-width="5.556cm"/>
    </style:style>
    <style:style style:name="Tabla40.C" style:family="table-column">
      <style:table-column-properties style:column-width="1.746cm"/>
    </style:style>
    <style:style style:name="Tabla40.D" style:family="table-column">
      <style:table-column-properties style:column-width="1.778cm"/>
    </style:style>
    <style:style style:name="Tabla40.E" style:family="table-column">
      <style:table-column-properties style:column-width="0.406cm"/>
    </style:style>
    <style:style style:name="Tabla40.F" style:family="table-column">
      <style:table-column-properties style:column-width="1.309cm"/>
    </style:style>
    <style:style style:name="Tabla40.G" style:family="table-column">
      <style:table-column-properties style:column-width="1.513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0.6" style:family="table-row">
      <style:table-row-properties style:min-row-height="0.566cm" fo:keep-together="auto"/>
    </style:style>
    <style:style style:name="Tabla4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1" style:family="table">
      <style:table-properties style:width="15.415cm" fo:margin-left="-0.206cm" table:align="left" style:writing-mode="lr-tb"/>
    </style:style>
    <style:style style:name="Tabla41.A" style:family="table-column">
      <style:table-column-properties style:column-width="15.415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2" style:family="table">
      <style:table-properties style:width="15.415cm" fo:margin-left="-0.206cm" table:align="left" style:writing-mode="lr-tb"/>
    </style:style>
    <style:style style:name="Tabla42.A" style:family="table-column">
      <style:table-column-properties style:column-width="15.415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3" style:family="table">
      <style:table-properties style:width="15.448cm" fo:margin-left="-0.206cm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1.746cm"/>
    </style:style>
    <style:style style:name="Tabla43.D" style:family="table-column">
      <style:table-column-properties style:column-width="1.778cm"/>
    </style:style>
    <style:style style:name="Tabla43.E" style:family="table-column">
      <style:table-column-properties style:column-width="0.406cm"/>
    </style:style>
    <style:style style:name="Tabla43.F" style:family="table-column">
      <style:table-column-properties style:column-width="1.309cm"/>
    </style:style>
    <style:style style:name="Tabla43.G" style:family="table-column">
      <style:table-column-properties style:column-width="1.513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3.6" style:family="table-row">
      <style:table-row-properties style:min-row-height="0.566cm" fo:keep-together="auto"/>
    </style:style>
    <style:style style:name="Tabla4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4" style:family="table">
      <style:table-properties style:width="15.415cm" fo:margin-left="-0.206cm" table:align="left" style:writing-mode="lr-tb"/>
    </style:style>
    <style:style style:name="Tabla44.A" style:family="table-column">
      <style:table-column-properties style:column-width="15.415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5" style:family="table">
      <style:table-properties style:width="15.415cm" fo:margin-left="-0.206cm" table:align="left" style:writing-mode="lr-tb"/>
    </style:style>
    <style:style style:name="Tabla45.A" style:family="table-column">
      <style:table-column-properties style:column-width="15.41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6" style:family="table">
      <style:table-properties style:width="15.448cm" fo:margin-left="-0.206cm" table:align="left" style:writing-mode="lr-tb"/>
    </style:style>
    <style:style style:name="Tabla46.A" style:family="table-column">
      <style:table-column-properties style:column-width="3.14cm"/>
    </style:style>
    <style:style style:name="Tabla46.B" style:family="table-column">
      <style:table-column-properties style:column-width="5.556cm"/>
    </style:style>
    <style:style style:name="Tabla46.C" style:family="table-column">
      <style:table-column-properties style:column-width="1.746cm"/>
    </style:style>
    <style:style style:name="Tabla46.D" style:family="table-column">
      <style:table-column-properties style:column-width="1.778cm"/>
    </style:style>
    <style:style style:name="Tabla46.E" style:family="table-column">
      <style:table-column-properties style:column-width="0.406cm"/>
    </style:style>
    <style:style style:name="Tabla46.F" style:family="table-column">
      <style:table-column-properties style:column-width="1.309cm"/>
    </style:style>
    <style:style style:name="Tabla46.G" style:family="table-column">
      <style:table-column-properties style:column-width="1.513cm"/>
    </style:style>
    <style:style style:name="Tabla46.1" style:family="table-row">
      <style:table-row-properties style:min-row-height="0.467cm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6.2" style:family="table-row">
      <style:table-row-properties style:min-row-height="0.515cm" fo:keep-together="auto"/>
    </style:style>
    <style:style style:name="Tabla4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6.6" style:family="table-row">
      <style:table-row-properties style:min-row-height="0.566cm" fo:keep-together="auto"/>
    </style:style>
    <style:style style:name="Tabla4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47" style:family="table">
      <style:table-properties style:width="15.415cm" fo:margin-left="-0.206cm" table:align="left" style:writing-mode="lr-tb"/>
    </style:style>
    <style:style style:name="Tabla47.A" style:family="table-column">
      <style:table-column-properties style:column-width="15.415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8" style:family="table">
      <style:table-properties style:width="15.415cm" fo:margin-left="-0.206cm" table:align="left" style:writing-mode="lr-tb"/>
    </style:style>
    <style:style style:name="Tabla48.A" style:family="table-column">
      <style:table-column-properties style:column-width="15.415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49" style:family="table">
      <style:table-properties style:width="15.448cm" fo:margin-left="-0.206cm" table:align="left" style:writing-mode="lr-tb"/>
    </style:style>
    <style:style style:name="Tabla49.A" style:family="table-column">
      <style:table-column-properties style:column-width="3.14cm"/>
    </style:style>
    <style:style style:name="Tabla49.B" style:family="table-column">
      <style:table-column-properties style:column-width="5.556cm"/>
    </style:style>
    <style:style style:name="Tabla49.C" style:family="table-column">
      <style:table-column-properties style:column-width="1.746cm"/>
    </style:style>
    <style:style style:name="Tabla49.D" style:family="table-column">
      <style:table-column-properties style:column-width="1.778cm"/>
    </style:style>
    <style:style style:name="Tabla49.E" style:family="table-column">
      <style:table-column-properties style:column-width="0.406cm"/>
    </style:style>
    <style:style style:name="Tabla49.F" style:family="table-column">
      <style:table-column-properties style:column-width="1.309cm"/>
    </style:style>
    <style:style style:name="Tabla49.G" style:family="table-column">
      <style:table-column-properties style:column-width="1.513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49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49.6" style:family="table-row">
      <style:table-row-properties style:min-row-height="0.566cm" fo:keep-together="auto"/>
    </style:style>
    <style:style style:name="Tabla49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49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0" style:family="table">
      <style:table-properties style:width="15.415cm" fo:margin-left="-0.206cm" table:align="left" style:writing-mode="lr-tb"/>
    </style:style>
    <style:style style:name="Tabla50.A" style:family="table-column">
      <style:table-column-properties style:column-width="15.415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1" style:family="table">
      <style:table-properties style:width="15.415cm" fo:margin-left="-0.206cm" table:align="left" style:writing-mode="lr-tb"/>
    </style:style>
    <style:style style:name="Tabla51.A" style:family="table-column">
      <style:table-column-properties style:column-width="15.415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2" style:family="table">
      <style:table-properties style:width="15.448cm" fo:margin-left="-0.206cm" table:align="left" style:writing-mode="lr-tb"/>
    </style:style>
    <style:style style:name="Tabla52.A" style:family="table-column">
      <style:table-column-properties style:column-width="3.14cm"/>
    </style:style>
    <style:style style:name="Tabla52.B" style:family="table-column">
      <style:table-column-properties style:column-width="5.556cm"/>
    </style:style>
    <style:style style:name="Tabla52.C" style:family="table-column">
      <style:table-column-properties style:column-width="1.746cm"/>
    </style:style>
    <style:style style:name="Tabla52.D" style:family="table-column">
      <style:table-column-properties style:column-width="1.778cm"/>
    </style:style>
    <style:style style:name="Tabla52.E" style:family="table-column">
      <style:table-column-properties style:column-width="0.406cm"/>
    </style:style>
    <style:style style:name="Tabla52.F" style:family="table-column">
      <style:table-column-properties style:column-width="1.309cm"/>
    </style:style>
    <style:style style:name="Tabla52.G" style:family="table-column">
      <style:table-column-properties style:column-width="1.513cm"/>
    </style:style>
    <style:style style:name="Tabla52.1" style:family="table-row">
      <style:table-row-properties style:min-row-height="0.467cm" fo:keep-together="auto"/>
    </style:style>
    <style:style style:name="Tabla52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2.2" style:family="table-row">
      <style:table-row-properties style:min-row-height="0.515cm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2.6" style:family="table-row">
      <style:table-row-properties style:min-row-height="0.566cm" fo:keep-together="auto"/>
    </style:style>
    <style:style style:name="Tabla52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2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3" style:family="table">
      <style:table-properties style:width="15.415cm" fo:margin-left="-0.206cm" table:align="left" style:writing-mode="lr-tb"/>
    </style:style>
    <style:style style:name="Tabla53.A" style:family="table-column">
      <style:table-column-properties style:column-width="15.41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4" style:family="table">
      <style:table-properties style:width="15.415cm" fo:margin-left="-0.206cm" table:align="left" style:writing-mode="lr-tb"/>
    </style:style>
    <style:style style:name="Tabla54.A" style:family="table-column">
      <style:table-column-properties style:column-width="15.415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5" style:family="table">
      <style:table-properties style:width="15.448cm" fo:margin-left="-0.206cm" table:align="left" style:writing-mode="lr-tb"/>
    </style:style>
    <style:style style:name="Tabla55.A" style:family="table-column">
      <style:table-column-properties style:column-width="3.14cm"/>
    </style:style>
    <style:style style:name="Tabla55.B" style:family="table-column">
      <style:table-column-properties style:column-width="5.556cm"/>
    </style:style>
    <style:style style:name="Tabla55.C" style:family="table-column">
      <style:table-column-properties style:column-width="1.746cm"/>
    </style:style>
    <style:style style:name="Tabla55.D" style:family="table-column">
      <style:table-column-properties style:column-width="1.778cm"/>
    </style:style>
    <style:style style:name="Tabla55.E" style:family="table-column">
      <style:table-column-properties style:column-width="0.406cm"/>
    </style:style>
    <style:style style:name="Tabla55.F" style:family="table-column">
      <style:table-column-properties style:column-width="1.309cm"/>
    </style:style>
    <style:style style:name="Tabla55.G" style:family="table-column">
      <style:table-column-properties style:column-width="1.513cm"/>
    </style:style>
    <style:style style:name="Tabla55.1" style:family="table-row">
      <style:table-row-properties style:min-row-height="0.467cm" fo:keep-together="auto"/>
    </style:style>
    <style:style style:name="Tabla55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5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5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5.2" style:family="table-row">
      <style:table-row-properties style:min-row-height="0.515cm" fo:keep-together="auto"/>
    </style:style>
    <style:style style:name="Tabla55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5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5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5.6" style:family="table-row">
      <style:table-row-properties style:min-row-height="0.566cm" fo:keep-together="auto"/>
    </style:style>
    <style:style style:name="Tabla55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5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6" style:family="table">
      <style:table-properties style:width="15.415cm" fo:margin-left="-0.206cm" table:align="left" style:writing-mode="lr-tb"/>
    </style:style>
    <style:style style:name="Tabla56.A" style:family="table-column">
      <style:table-column-properties style:column-width="15.415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7" style:family="table">
      <style:table-properties style:width="15.415cm" fo:margin-left="-0.206cm" table:align="left" style:writing-mode="lr-tb"/>
    </style:style>
    <style:style style:name="Tabla57.A" style:family="table-column">
      <style:table-column-properties style:column-width="15.415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58" style:family="table">
      <style:table-properties style:width="15.448cm" fo:margin-left="-0.206cm" table:align="left" style:writing-mode="lr-tb"/>
    </style:style>
    <style:style style:name="Tabla58.A" style:family="table-column">
      <style:table-column-properties style:column-width="3.14cm"/>
    </style:style>
    <style:style style:name="Tabla58.B" style:family="table-column">
      <style:table-column-properties style:column-width="5.556cm"/>
    </style:style>
    <style:style style:name="Tabla58.C" style:family="table-column">
      <style:table-column-properties style:column-width="1.746cm"/>
    </style:style>
    <style:style style:name="Tabla58.D" style:family="table-column">
      <style:table-column-properties style:column-width="1.778cm"/>
    </style:style>
    <style:style style:name="Tabla58.E" style:family="table-column">
      <style:table-column-properties style:column-width="0.406cm"/>
    </style:style>
    <style:style style:name="Tabla58.F" style:family="table-column">
      <style:table-column-properties style:column-width="1.309cm"/>
    </style:style>
    <style:style style:name="Tabla58.G" style:family="table-column">
      <style:table-column-properties style:column-width="1.513cm"/>
    </style:style>
    <style:style style:name="Tabla58.1" style:family="table-row">
      <style:table-row-properties style:min-row-height="0.467cm" fo:keep-together="auto"/>
    </style:style>
    <style:style style:name="Tabla58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58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58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8.2" style:family="table-row">
      <style:table-row-properties style:min-row-height="0.515cm" fo:keep-together="auto"/>
    </style:style>
    <style:style style:name="Tabla58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58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58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58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58.6" style:family="table-row">
      <style:table-row-properties style:min-row-height="0.566cm" fo:keep-together="auto"/>
    </style:style>
    <style:style style:name="Tabla58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5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58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59" style:family="table">
      <style:table-properties style:width="15.415cm" fo:margin-left="-0.206cm" table:align="left" style:writing-mode="lr-tb"/>
    </style:style>
    <style:style style:name="Tabla59.A" style:family="table-column">
      <style:table-column-properties style:column-width="15.415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0" style:family="table">
      <style:table-properties style:width="15.415cm" fo:margin-left="-0.206cm" table:align="left" style:writing-mode="lr-tb"/>
    </style:style>
    <style:style style:name="Tabla60.A" style:family="table-column">
      <style:table-column-properties style:column-width="15.415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1" style:family="table">
      <style:table-properties style:width="15.448cm" fo:margin-left="-0.206cm" table:align="left" style:writing-mode="lr-tb"/>
    </style:style>
    <style:style style:name="Tabla61.A" style:family="table-column">
      <style:table-column-properties style:column-width="3.14cm"/>
    </style:style>
    <style:style style:name="Tabla61.B" style:family="table-column">
      <style:table-column-properties style:column-width="5.556cm"/>
    </style:style>
    <style:style style:name="Tabla61.C" style:family="table-column">
      <style:table-column-properties style:column-width="1.746cm"/>
    </style:style>
    <style:style style:name="Tabla61.D" style:family="table-column">
      <style:table-column-properties style:column-width="1.778cm"/>
    </style:style>
    <style:style style:name="Tabla61.E" style:family="table-column">
      <style:table-column-properties style:column-width="0.406cm"/>
    </style:style>
    <style:style style:name="Tabla61.F" style:family="table-column">
      <style:table-column-properties style:column-width="1.309cm"/>
    </style:style>
    <style:style style:name="Tabla61.G" style:family="table-column">
      <style:table-column-properties style:column-width="1.513cm"/>
    </style:style>
    <style:style style:name="Tabla61.1" style:family="table-row">
      <style:table-row-properties style:min-row-height="0.467cm" fo:keep-together="auto"/>
    </style:style>
    <style:style style:name="Tabla61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1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1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1.2" style:family="table-row">
      <style:table-row-properties style:min-row-height="0.515cm" fo:keep-together="auto"/>
    </style:style>
    <style:style style:name="Tabla61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1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1.6" style:family="table-row">
      <style:table-row-properties style:min-row-height="0.566cm" fo:keep-together="auto"/>
    </style:style>
    <style:style style:name="Tabla61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1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2" style:family="table">
      <style:table-properties style:width="15.415cm" fo:margin-left="-0.206cm" table:align="left" style:writing-mode="lr-tb"/>
    </style:style>
    <style:style style:name="Tabla62.A" style:family="table-column">
      <style:table-column-properties style:column-width="15.415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3" style:family="table">
      <style:table-properties style:width="15.415cm" fo:margin-left="-0.206cm" table:align="left" style:writing-mode="lr-tb"/>
    </style:style>
    <style:style style:name="Tabla63.A" style:family="table-column">
      <style:table-column-properties style:column-width="15.415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4" style:family="table">
      <style:table-properties style:width="15.448cm" fo:margin-left="-0.206cm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1.746cm"/>
    </style:style>
    <style:style style:name="Tabla64.D" style:family="table-column">
      <style:table-column-properties style:column-width="1.778cm"/>
    </style:style>
    <style:style style:name="Tabla64.E" style:family="table-column">
      <style:table-column-properties style:column-width="0.406cm"/>
    </style:style>
    <style:style style:name="Tabla64.F" style:family="table-column">
      <style:table-column-properties style:column-width="1.309cm"/>
    </style:style>
    <style:style style:name="Tabla64.G" style:family="table-column">
      <style:table-column-properties style:column-width="1.513cm"/>
    </style:style>
    <style:style style:name="Tabla64.1" style:family="table-row">
      <style:table-row-properties style:min-row-height="0.467cm" fo:keep-together="auto"/>
    </style:style>
    <style:style style:name="Tabla64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4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4.2" style:family="table-row">
      <style:table-row-properties style:min-row-height="0.515cm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4.6" style:family="table-row">
      <style:table-row-properties style:min-row-height="0.566cm" fo:keep-together="auto"/>
    </style:style>
    <style:style style:name="Tabla64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4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5" style:family="table">
      <style:table-properties style:width="15.415cm" fo:margin-left="-0.206cm" table:align="left" style:writing-mode="lr-tb"/>
    </style:style>
    <style:style style:name="Tabla65.A" style:family="table-column">
      <style:table-column-properties style:column-width="15.415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6" style:family="table">
      <style:table-properties style:width="15.415cm" fo:margin-left="-0.206cm" table:align="left" style:writing-mode="lr-tb"/>
    </style:style>
    <style:style style:name="Tabla66.A" style:family="table-column">
      <style:table-column-properties style:column-width="15.415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7" style:family="table">
      <style:table-properties style:width="15.448cm" fo:margin-left="-0.206cm" table:align="left" style:writing-mode="lr-tb"/>
    </style:style>
    <style:style style:name="Tabla67.A" style:family="table-column">
      <style:table-column-properties style:column-width="3.14cm"/>
    </style:style>
    <style:style style:name="Tabla67.B" style:family="table-column">
      <style:table-column-properties style:column-width="5.556cm"/>
    </style:style>
    <style:style style:name="Tabla67.C" style:family="table-column">
      <style:table-column-properties style:column-width="1.746cm"/>
    </style:style>
    <style:style style:name="Tabla67.D" style:family="table-column">
      <style:table-column-properties style:column-width="1.778cm"/>
    </style:style>
    <style:style style:name="Tabla67.E" style:family="table-column">
      <style:table-column-properties style:column-width="0.406cm"/>
    </style:style>
    <style:style style:name="Tabla67.F" style:family="table-column">
      <style:table-column-properties style:column-width="1.309cm"/>
    </style:style>
    <style:style style:name="Tabla67.G" style:family="table-column">
      <style:table-column-properties style:column-width="1.513cm"/>
    </style:style>
    <style:style style:name="Tabla67.1" style:family="table-row">
      <style:table-row-properties style:min-row-height="0.467cm" fo:keep-together="auto"/>
    </style:style>
    <style:style style:name="Tabla67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67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67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7.2" style:family="table-row">
      <style:table-row-properties style:min-row-height="0.515cm" fo:keep-together="auto"/>
    </style:style>
    <style:style style:name="Tabla67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67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67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67.6" style:family="table-row">
      <style:table-row-properties style:min-row-height="0.566cm" fo:keep-together="auto"/>
    </style:style>
    <style:style style:name="Tabla67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6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67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68" style:family="table">
      <style:table-properties style:width="15.415cm" fo:margin-left="-0.206cm" table:align="left" style:writing-mode="lr-tb"/>
    </style:style>
    <style:style style:name="Tabla68.A" style:family="table-column">
      <style:table-column-properties style:column-width="15.415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69" style:family="table">
      <style:table-properties style:width="15.415cm" fo:margin-left="-0.206cm" table:align="left" style:writing-mode="lr-tb"/>
    </style:style>
    <style:style style:name="Tabla69.A" style:family="table-column">
      <style:table-column-properties style:column-width="15.415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0" style:family="table">
      <style:table-properties style:width="15.448cm" fo:margin-left="-0.206cm" table:align="left" style:writing-mode="lr-tb"/>
    </style:style>
    <style:style style:name="Tabla70.A" style:family="table-column">
      <style:table-column-properties style:column-width="3.14cm"/>
    </style:style>
    <style:style style:name="Tabla70.B" style:family="table-column">
      <style:table-column-properties style:column-width="5.556cm"/>
    </style:style>
    <style:style style:name="Tabla70.C" style:family="table-column">
      <style:table-column-properties style:column-width="1.746cm"/>
    </style:style>
    <style:style style:name="Tabla70.D" style:family="table-column">
      <style:table-column-properties style:column-width="1.778cm"/>
    </style:style>
    <style:style style:name="Tabla70.E" style:family="table-column">
      <style:table-column-properties style:column-width="0.406cm"/>
    </style:style>
    <style:style style:name="Tabla70.F" style:family="table-column">
      <style:table-column-properties style:column-width="1.309cm"/>
    </style:style>
    <style:style style:name="Tabla70.G" style:family="table-column">
      <style:table-column-properties style:column-width="1.513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0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0.6" style:family="table-row">
      <style:table-row-properties style:min-row-height="0.566cm" fo:keep-together="auto"/>
    </style:style>
    <style:style style:name="Tabla70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0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1" style:family="table">
      <style:table-properties style:width="15.415cm" fo:margin-left="-0.206cm" table:align="left" style:writing-mode="lr-tb"/>
    </style:style>
    <style:style style:name="Tabla71.A" style:family="table-column">
      <style:table-column-properties style:column-width="15.415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2" style:family="table">
      <style:table-properties style:width="15.415cm" fo:margin-left="-0.206cm" table:align="left" style:writing-mode="lr-tb"/>
    </style:style>
    <style:style style:name="Tabla72.A" style:family="table-column">
      <style:table-column-properties style:column-width="15.415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3" style:family="table">
      <style:table-properties style:width="15.448cm" fo:margin-left="-0.206cm" table:align="left" style:writing-mode="lr-tb"/>
    </style:style>
    <style:style style:name="Tabla73.A" style:family="table-column">
      <style:table-column-properties style:column-width="3.14cm"/>
    </style:style>
    <style:style style:name="Tabla73.B" style:family="table-column">
      <style:table-column-properties style:column-width="5.556cm"/>
    </style:style>
    <style:style style:name="Tabla73.C" style:family="table-column">
      <style:table-column-properties style:column-width="1.746cm"/>
    </style:style>
    <style:style style:name="Tabla73.D" style:family="table-column">
      <style:table-column-properties style:column-width="1.778cm"/>
    </style:style>
    <style:style style:name="Tabla73.E" style:family="table-column">
      <style:table-column-properties style:column-width="0.406cm"/>
    </style:style>
    <style:style style:name="Tabla73.F" style:family="table-column">
      <style:table-column-properties style:column-width="1.309cm"/>
    </style:style>
    <style:style style:name="Tabla73.G" style:family="table-column">
      <style:table-column-properties style:column-width="1.513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3.6" style:family="table-row">
      <style:table-row-properties style:min-row-height="0.566cm" fo:keep-together="auto"/>
    </style:style>
    <style:style style:name="Tabla73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3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4" style:family="table">
      <style:table-properties style:width="15.415cm" fo:margin-left="-0.206cm" table:align="left" style:writing-mode="lr-tb"/>
    </style:style>
    <style:style style:name="Tabla74.A" style:family="table-column">
      <style:table-column-properties style:column-width="15.415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5" style:family="table">
      <style:table-properties style:width="15.415cm" fo:margin-left="-0.206cm" table:align="left" style:writing-mode="lr-tb"/>
    </style:style>
    <style:style style:name="Tabla75.A" style:family="table-column">
      <style:table-column-properties style:column-width="15.415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6" style:family="table">
      <style:table-properties style:width="15.448cm" fo:margin-left="-0.206cm" table:align="left" style:writing-mode="lr-tb"/>
    </style:style>
    <style:style style:name="Tabla76.A" style:family="table-column">
      <style:table-column-properties style:column-width="3.14cm"/>
    </style:style>
    <style:style style:name="Tabla76.B" style:family="table-column">
      <style:table-column-properties style:column-width="5.556cm"/>
    </style:style>
    <style:style style:name="Tabla76.C" style:family="table-column">
      <style:table-column-properties style:column-width="1.746cm"/>
    </style:style>
    <style:style style:name="Tabla76.D" style:family="table-column">
      <style:table-column-properties style:column-width="1.778cm"/>
    </style:style>
    <style:style style:name="Tabla76.E" style:family="table-column">
      <style:table-column-properties style:column-width="0.406cm"/>
    </style:style>
    <style:style style:name="Tabla76.F" style:family="table-column">
      <style:table-column-properties style:column-width="1.309cm"/>
    </style:style>
    <style:style style:name="Tabla76.G" style:family="table-column">
      <style:table-column-properties style:column-width="1.513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top" fo:padding-left="0.123cm" fo:padding-right="0.123cm" fo:padding-top="0cm" fo:padding-bottom="0cm" fo:border-left="2.5pt solid #000000" fo:border-right="none" fo:border-top="2.5pt solid #000000" fo:border-bottom="1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5pt solid #000000" fo:border-bottom="1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5pt solid #000000" fo:border-right="none" fo:border-top="1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5pt solid #000000" fo:border-top="1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0.5pt solid #000000" style:writing-mode="lr-tb"/>
    </style:style>
    <style:style style:name="Tabla76.6" style:family="table-row">
      <style:table-row-properties style:min-row-height="0.566cm" fo:keep-together="auto"/>
    </style:style>
    <style:style style:name="Tabla76.A6" style:family="table-cell">
      <style:table-cell-properties style:vertical-align="middle" fo:padding-left="0.123cm" fo:padding-right="0.123cm" fo:padding-top="0cm" fo:padding-bottom="0cm" fo:border-left="2.5pt solid #000000" fo:border-right="none" fo:border-top="0.5pt solid #000000" fo:border-bottom="2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5pt solid #000000" style:writing-mode="lr-tb"/>
    </style:style>
    <style:style style:name="Tabla76.G6" style:family="table-cell">
      <style:table-cell-properties style:vertical-align="top" fo:padding-left="0.123cm" fo:padding-right="0.123cm" fo:padding-top="0cm" fo:padding-bottom="0cm" fo:border-left="0.5pt solid #000000" fo:border-right="2.5pt solid #000000" fo:border-top="0.5pt solid #000000" fo:border-bottom="2.5pt solid #000000" style:writing-mode="lr-tb"/>
    </style:style>
    <style:style style:name="Tabla77" style:family="table">
      <style:table-properties style:width="15.415cm" fo:margin-left="-0.206cm" table:align="left" style:writing-mode="lr-tb"/>
    </style:style>
    <style:style style:name="Tabla77.A" style:family="table-column">
      <style:table-column-properties style:column-width="15.415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7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Tabla78" style:family="table">
      <style:table-properties style:width="15.415cm" fo:margin-left="-0.206cm" table:align="left" style:writing-mode="lr-tb"/>
    </style:style>
    <style:style style:name="Tabla78.A" style:family="table-column">
      <style:table-column-properties style:column-width="15.415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5pt solid #000000" fo:border-right="2.5pt solid #000000" fo:border-top="2.5pt solid #000000" fo:border-bottom="1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5pt solid #000000" fo:border-right="2.5pt solid #000000" fo:border-top="1pt solid #000000" fo:border-bottom="2.5pt solid #000000" style:writing-mode="lr-tb"/>
    </style:style>
    <style:style style:name="P1" style:family="paragraph" style:parent-style-name="Standard">
      <style:text-properties style:font-name="Arial" fo:font-size="8pt" officeooo:paragraph-rsid="001915bb" style:font-size-asian="8pt" style:font-name-complex="Arial"/>
    </style:style>
    <style:style style:name="P2" style:family="paragraph" style:parent-style-name="Standard">
      <style:text-properties style:font-name="Arial" fo:font-weight="bold" officeooo:paragraph-rsid="001915bb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tyle="italic" officeooo:paragraph-rsid="001915bb" style:font-style-asian="italic" style:font-name-complex="Arial"/>
    </style:style>
    <style:style style:name="P4" style:family="paragraph" style:parent-style-name="Standard">
      <style:text-properties style:font-name="Arial" fo:font-style="italic" officeooo:paragraph-rsid="001915bb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officeooo:paragraph-rsid="001915bb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1915bb" style:font-name-complex="Arial"/>
    </style:style>
    <style:style style:name="P7" style:family="paragraph" style:parent-style-name="Standard">
      <style:text-properties style:font-name="Arial" fo:font-size="12pt" officeooo:paragraph-rsid="001915bb" style:font-size-asian="12pt" style:font-name-complex="Arial"/>
    </style:style>
    <style:style style:name="P8" style:family="paragraph" style:parent-style-name="Standard">
      <style:text-properties officeooo:paragraph-rsid="001915bb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915bb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1915bb"/>
    </style:style>
    <style:style style:name="P11" style:family="paragraph" style:parent-style-name="Heading_20_1">
      <style:text-properties fo:font-size="12pt" officeooo:paragraph-rsid="001915bb" style:font-size-asian="12pt"/>
    </style:style>
    <style:style style:name="P12" style:family="paragraph" style:parent-style-name="Heading_20_1">
      <style:text-properties officeooo:paragraph-rsid="001915bb"/>
    </style:style>
    <style:style style:name="P13" style:family="paragraph" style:parent-style-name="Heading_20_3">
      <style:text-properties officeooo:paragraph-rsid="001915bb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Caso de Uso</text:h>
          </table:table-cell>
          <table:table-cell table:style-name="Tabla1.B1" table:number-columns-spanned="4" office:value-type="string">
            <text:h text:style-name="P13" text:outline-level="3">Alta de usuari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6" office:value-type="string">
            <text:p text:style-name="P4">Usuario,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6" office:value-type="string">
            <text:p text:style-name="P4">Primario, Esenc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Precondición</text:p>
          </table:table-cell>
          <table:table-cell table:style-name="Tabla1.B4" table:number-columns-spanned="6" office:value-type="string">
            <text:p text:style-name="P4">Existe un usuario con la intención de publicar un alquiler o efectuarl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ostcondición</text:p>
          </table:table-cell>
          <table:table-cell table:style-name="Tabla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>Usuario</text:p>
          </table:table-cell>
          <table:table-cell table:style-name="Tabla1.C6" office:value-type="string">
            <text:h text:style-name="P12" text:outline-level="1">Fecha</text:h>
          </table:table-cell>
          <table:table-cell table:style-name="Tabla1.D6" office:value-type="string">
            <text:p text:style-name="P6"/>
          </table:table-cell>
          <table:table-cell table:style-name="Tabla1.E6" table:number-columns-spanned="2" office:value-type="string">
            <text:h text:style-name="P12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5">Dar de alta a un nuevo usuario para que pueda hacer uso de la aplicación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5">El sistema da de alta un nuevo usuario y almacena sus datos personales</text:p>
          </table:table-cell>
        </table:table-row>
      </table:table>
      <text:p text:style-name="P8"/>
      <text:p text:style-name="P8"/>
      <text:p text:style-name="P8"/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11" text:outline-level="1">Caso de Uso</text:h>
          </table:table-cell>
          <table:table-cell table:style-name="Tabla4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">Actores</text:p>
          </table:table-cell>
          <table:table-cell table:style-name="Tabla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">Tipo</text:p>
          </table:table-cell>
          <table:table-cell table:style-name="Tabla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4" office:value-type="string">
            <text:p text:style-name="P2">Precondición</text:p>
          </table:table-cell>
          <table:table-cell table:style-name="Tabla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">Postcondición</text:p>
          </table:table-cell>
          <table:table-cell table:style-name="Tabla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office:value-type="string">
            <text:p text:style-name="P2">Autor</text:p>
          </table:table-cell>
          <table:table-cell table:style-name="Tabla4.B6" office:value-type="string">
            <text:p text:style-name="P4"/>
          </table:table-cell>
          <table:table-cell table:style-name="Tabla4.C6" office:value-type="string">
            <text:h text:style-name="P12" text:outline-level="1">Fecha</text:h>
          </table:table-cell>
          <table:table-cell table:style-name="Tabla4.D6" office:value-type="string">
            <text:p text:style-name="P6"/>
          </table:table-cell>
          <table:table-cell table:style-name="Tabla4.E6" table:number-columns-spanned="2" office:value-type="string">
            <text:h text:style-name="P12" text:outline-level="1">Versión</text:h>
          </table:table-cell>
          <table:covered-table-cell/>
          <table:table-cell table:style-name="Tabla4.G6" office:value-type="string">
            <text:p text:style-name="P6">1.0</text:p>
          </table:table-cell>
        </table:table-row>
      </table:table>
      <text:p text:style-name="P8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Propósito</text:p>
          </table:table-cell>
        </table:table-row>
        <table:table-row table:style-name="Tabla5.1">
          <table:table-cell table:style-name="Tabla5.A2" office:value-type="string">
            <text:p text:style-name="P5"/>
          </table:table-cell>
        </table:table-row>
      </table:table>
      <text:p text:style-name="P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">Resumen</text:p>
          </table:table-cell>
        </table:table-row>
        <table:table-row table:style-name="Tabla6.1">
          <table:table-cell table:style-name="Tabla6.A2" office:value-type="string">
            <text:p text:style-name="P5"/>
          </table:table-cell>
        </table:table-row>
      </table:table>
      <text:p text:style-name="P9"/>
      <text:p text:style-name="P1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11" text:outline-level="1">Caso de Uso</text:h>
          </table:table-cell>
          <table:table-cell table:style-name="Tabla7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P2">Actores</text:p>
          </table:table-cell>
          <table:table-cell table:style-name="Tabla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">Tipo</text:p>
          </table:table-cell>
          <table:table-cell table:style-name="Tabla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4" office:value-type="string">
            <text:p text:style-name="P2">Precondición</text:p>
          </table:table-cell>
          <table:table-cell table:style-name="Tabla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">Postcondición</text:p>
          </table:table-cell>
          <table:table-cell table:style-name="Tabla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">Autor</text:p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h text:style-name="P12" text:outline-level="1">Fecha</text:h>
          </table:table-cell>
          <table:table-cell table:style-name="Tabla7.D6" office:value-type="string">
            <text:p text:style-name="P6"/>
          </table:table-cell>
          <table:table-cell table:style-name="Tabla7.E6" table:number-columns-spanned="2" office:value-type="string">
            <text:h text:style-name="P12" text:outline-level="1">Versión</text:h>
          </table:table-cell>
          <table:covered-table-cell/>
          <table:table-cell table:style-name="Tabla7.G6" office:value-type="string">
            <text:p text:style-name="P6">1.0</text:p>
          </table:table-cell>
        </table:table-row>
      </table:table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Propósito</text:p>
          </table:table-cell>
        </table:table-row>
        <table:table-row table:style-name="Tabla8.1">
          <table:table-cell table:style-name="Tabla8.A2" office:value-type="string">
            <text:p text:style-name="P5"/>
          </table:table-cell>
        </table:table-row>
      </table:table>
      <text:p text:style-name="P8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Resumen</text:p>
          </table:table-cell>
        </table:table-row>
        <table:table-row table:style-name="Tabla9.1">
          <table:table-cell table:style-name="Tabla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 table:style-name="Tabla10.1">
          <table:table-cell table:style-name="Tabla10.A1" office:value-type="string">
            <text:h text:style-name="P11" text:outline-level="1">Caso de Uso</text:h>
          </table:table-cell>
          <table:table-cell table:style-name="Tabla10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1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0.2">
          <table:table-cell table:style-name="Tabla10.A2" office:value-type="string">
            <text:p text:style-name="P2">Actores</text:p>
          </table:table-cell>
          <table:table-cell table:style-name="Tabla1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3" office:value-type="string">
            <text:p text:style-name="P2">Tipo</text:p>
          </table:table-cell>
          <table:table-cell table:style-name="Tabla1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4" office:value-type="string">
            <text:p text:style-name="P2">Precondición</text:p>
          </table:table-cell>
          <table:table-cell table:style-name="Tabla1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2">
          <table:table-cell table:style-name="Tabla10.A5" office:value-type="string">
            <text:p text:style-name="P2">Postcondición</text:p>
          </table:table-cell>
          <table:table-cell table:style-name="Tabla1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">Autor</text:p>
          </table:table-cell>
          <table:table-cell table:style-name="Tabla10.B6" office:value-type="string">
            <text:p text:style-name="P4"/>
          </table:table-cell>
          <table:table-cell table:style-name="Tabla10.C6" office:value-type="string">
            <text:h text:style-name="P12" text:outline-level="1">Fecha</text:h>
          </table:table-cell>
          <table:table-cell table:style-name="Tabla10.D6" office:value-type="string">
            <text:p text:style-name="P6"/>
          </table:table-cell>
          <table:table-cell table:style-name="Tabla10.E6" table:number-columns-spanned="2" office:value-type="string">
            <text:h text:style-name="P12" text:outline-level="1">Versión</text:h>
          </table:table-cell>
          <table:covered-table-cell/>
          <table:table-cell table:style-name="Tabla10.G6" office:value-type="string">
            <text:p text:style-name="P6">1.0</text:p>
          </table:table-cell>
        </table:table-row>
      </table:table>
      <text:p text:style-name="P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Propósito</text:p>
          </table:table-cell>
        </table:table-row>
        <table:table-row table:style-name="Tabla11.1">
          <table:table-cell table:style-name="Tabla11.A2" office:value-type="string">
            <text:p text:style-name="P5"/>
          </table:table-cell>
        </table:table-row>
      </table:table>
      <text:p text:style-name="P8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Resumen</text:p>
          </table:table-cell>
        </table:table-row>
        <table:table-row table:style-name="Tabla12.1">
          <table:table-cell table:style-name="Tabla12.A2" office:value-type="string">
            <text:p text:style-name="P5"/>
          </table:table-cell>
        </table:table-row>
      </table:table>
      <text:p text:style-name="P8"/>
      <text:p text:style-name="P1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 table:style-name="Tabla13.1">
          <table:table-cell table:style-name="Tabla13.A1" office:value-type="string">
            <text:h text:style-name="P11" text:outline-level="1">Caso de Uso</text:h>
          </table:table-cell>
          <table:table-cell table:style-name="Tabla13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1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3.2">
          <table:table-cell table:style-name="Tabla13.A2" office:value-type="string">
            <text:p text:style-name="P2">Actores</text:p>
          </table:table-cell>
          <table:table-cell table:style-name="Tabla1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3" office:value-type="string">
            <text:p text:style-name="P2">Tipo</text:p>
          </table:table-cell>
          <table:table-cell table:style-name="Tabla1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4" office:value-type="string">
            <text:p text:style-name="P2">Precondición</text:p>
          </table:table-cell>
          <table:table-cell table:style-name="Tabla1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2">
          <table:table-cell table:style-name="Tabla13.A5" office:value-type="string">
            <text:p text:style-name="P2">Postcondición</text:p>
          </table:table-cell>
          <table:table-cell table:style-name="Tabla1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6">
          <table:table-cell table:style-name="Tabla13.A6" office:value-type="string">
            <text:p text:style-name="P2">Autor</text:p>
          </table:table-cell>
          <table:table-cell table:style-name="Tabla13.B6" office:value-type="string">
            <text:p text:style-name="P4"/>
          </table:table-cell>
          <table:table-cell table:style-name="Tabla13.C6" office:value-type="string">
            <text:h text:style-name="P12" text:outline-level="1">Fecha</text:h>
          </table:table-cell>
          <table:table-cell table:style-name="Tabla13.D6" office:value-type="string">
            <text:p text:style-name="P6"/>
          </table:table-cell>
          <table:table-cell table:style-name="Tabla13.E6" table:number-columns-spanned="2" office:value-type="string">
            <text:h text:style-name="P12" text:outline-level="1">Versión</text:h>
          </table:table-cell>
          <table:covered-table-cell/>
          <table:table-cell table:style-name="Tabla13.G6" office:value-type="string">
            <text:p text:style-name="P6">1.0</text:p>
          </table:table-cell>
        </table:table-row>
      </table:table>
      <text:p text:style-name="P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Propósito</text:p>
          </table:table-cell>
        </table:table-row>
        <table:table-row table:style-name="Tabla14.1">
          <table:table-cell table:style-name="Tabla14.A2" office:value-type="string">
            <text:p text:style-name="P5"/>
          </table:table-cell>
        </table:table-row>
      </table:table>
      <text:p text:style-name="P8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Resumen</text:p>
          </table:table-cell>
        </table:table-row>
        <table:table-row table:style-name="Tabla15.1">
          <table:table-cell table:style-name="Tabla1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 table:style-name="Tabla16.1">
          <table:table-cell table:style-name="Tabla16.A1" office:value-type="string">
            <text:h text:style-name="P11" text:outline-level="1">Caso de Uso</text:h>
          </table:table-cell>
          <table:table-cell table:style-name="Tabla16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1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6.2">
          <table:table-cell table:style-name="Tabla16.A2" office:value-type="string">
            <text:p text:style-name="P2">Actores</text:p>
          </table:table-cell>
          <table:table-cell table:style-name="Tabla1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2">Tipo</text:p>
          </table:table-cell>
          <table:table-cell table:style-name="Tabla1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2">Precondición</text:p>
          </table:table-cell>
          <table:table-cell table:style-name="Tabla1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2">Postcondición</text:p>
          </table:table-cell>
          <table:table-cell table:style-name="Tabla1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.6">
          <table:table-cell table:style-name="Tabla16.A6" office:value-type="string">
            <text:p text:style-name="P2">Autor</text:p>
          </table:table-cell>
          <table:table-cell table:style-name="Tabla16.B6" office:value-type="string">
            <text:p text:style-name="P4"/>
          </table:table-cell>
          <table:table-cell table:style-name="Tabla16.C6" office:value-type="string">
            <text:h text:style-name="P12" text:outline-level="1">Fecha</text:h>
          </table:table-cell>
          <table:table-cell table:style-name="Tabla16.D6" office:value-type="string">
            <text:p text:style-name="P6"/>
          </table:table-cell>
          <table:table-cell table:style-name="Tabla16.E6" table:number-columns-spanned="2" office:value-type="string">
            <text:h text:style-name="P12" text:outline-level="1">Versión</text:h>
          </table:table-cell>
          <table:covered-table-cell/>
          <table:table-cell table:style-name="Tabla16.G6" office:value-type="string">
            <text:p text:style-name="P6">1.0</text:p>
          </table:table-cell>
        </table:table-row>
      </table:table>
      <text:p text:style-name="P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7">Propósito</text:p>
          </table:table-cell>
        </table:table-row>
        <table:table-row table:style-name="Tabla17.1">
          <table:table-cell table:style-name="Tabla17.A2" office:value-type="string">
            <text:p text:style-name="P5"/>
          </table:table-cell>
        </table:table-row>
      </table:table>
      <text:p text:style-name="P8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">Resumen</text:p>
          </table:table-cell>
        </table:table-row>
        <table:table-row table:style-name="Tabla18.1">
          <table:table-cell table:style-name="Tabla18.A2" office:value-type="string">
            <text:p text:style-name="P5"/>
          </table:table-cell>
        </table:table-row>
      </table:table>
      <text:p text:style-name="P8"/>
      <text:p text:style-name="P1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11" text:outline-level="1">Caso de Uso</text:h>
          </table:table-cell>
          <table:table-cell table:style-name="Tabla19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1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9.2">
          <table:table-cell table:style-name="Tabla19.A2" office:value-type="string">
            <text:p text:style-name="P2">Actores</text:p>
          </table:table-cell>
          <table:table-cell table:style-name="Tabla19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">Tipo</text:p>
          </table:table-cell>
          <table:table-cell table:style-name="Tabla19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4" office:value-type="string">
            <text:p text:style-name="P2">Precondición</text:p>
          </table:table-cell>
          <table:table-cell table:style-name="Tabla19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">Postcondición</text:p>
          </table:table-cell>
          <table:table-cell table:style-name="Tabla19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6">
          <table:table-cell table:style-name="Tabla19.A6" office:value-type="string">
            <text:p text:style-name="P2">Autor</text:p>
          </table:table-cell>
          <table:table-cell table:style-name="Tabla19.B6" office:value-type="string">
            <text:p text:style-name="P4"/>
          </table:table-cell>
          <table:table-cell table:style-name="Tabla19.C6" office:value-type="string">
            <text:h text:style-name="P12" text:outline-level="1">Fecha</text:h>
          </table:table-cell>
          <table:table-cell table:style-name="Tabla19.D6" office:value-type="string">
            <text:p text:style-name="P6"/>
          </table:table-cell>
          <table:table-cell table:style-name="Tabla19.E6" table:number-columns-spanned="2" office:value-type="string">
            <text:h text:style-name="P12" text:outline-level="1">Versión</text:h>
          </table:table-cell>
          <table:covered-table-cell/>
          <table:table-cell table:style-name="Tabla19.G6" office:value-type="string">
            <text:p text:style-name="P6">1.0</text:p>
          </table:table-cell>
        </table:table-row>
      </table:table>
      <text:p text:style-name="P8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7">Propósito</text:p>
          </table:table-cell>
        </table:table-row>
        <table:table-row table:style-name="Tabla20.1">
          <table:table-cell table:style-name="Tabla20.A2" office:value-type="string">
            <text:p text:style-name="P5"/>
          </table:table-cell>
        </table:table-row>
      </table:table>
      <text:p text:style-name="P8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7">Resumen</text:p>
          </table:table-cell>
        </table:table-row>
        <table:table-row table:style-name="Tabla21.1">
          <table:table-cell table:style-name="Tabla21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11" text:outline-level="1">Caso de Uso</text:h>
          </table:table-cell>
          <table:table-cell table:style-name="Tabla22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2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2">Actores</text:p>
          </table:table-cell>
          <table:table-cell table:style-name="Tabla2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2">Tipo</text:p>
          </table:table-cell>
          <table:table-cell table:style-name="Tabla2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2">Precondición</text:p>
          </table:table-cell>
          <table:table-cell table:style-name="Tabla2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2">Postcondición</text:p>
          </table:table-cell>
          <table:table-cell table:style-name="Tabla2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6">
          <table:table-cell table:style-name="Tabla22.A6" office:value-type="string">
            <text:p text:style-name="P2">Autor</text:p>
          </table:table-cell>
          <table:table-cell table:style-name="Tabla22.B6" office:value-type="string">
            <text:p text:style-name="P4"/>
          </table:table-cell>
          <table:table-cell table:style-name="Tabla22.C6" office:value-type="string">
            <text:h text:style-name="P12" text:outline-level="1">Fecha</text:h>
          </table:table-cell>
          <table:table-cell table:style-name="Tabla22.D6" office:value-type="string">
            <text:p text:style-name="P6"/>
          </table:table-cell>
          <table:table-cell table:style-name="Tabla22.E6" table:number-columns-spanned="2" office:value-type="string">
            <text:h text:style-name="P12" text:outline-level="1">Versión</text:h>
          </table:table-cell>
          <table:covered-table-cell/>
          <table:table-cell table:style-name="Tabla22.G6" office:value-type="string">
            <text:p text:style-name="P6">1.0</text:p>
          </table:table-cell>
        </table:table-row>
      </table:table>
      <text:p text:style-name="P8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7">Propósito</text:p>
          </table:table-cell>
        </table:table-row>
        <table:table-row table:style-name="Tabla23.1">
          <table:table-cell table:style-name="Tabla23.A2" office:value-type="string">
            <text:p text:style-name="P5"/>
          </table:table-cell>
        </table:table-row>
      </table:table>
      <text:p text:style-name="P8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7">Resumen</text:p>
          </table:table-cell>
        </table:table-row>
        <table:table-row table:style-name="Tabla24.1">
          <table:table-cell table:style-name="Tabla24.A2" office:value-type="string">
            <text:p text:style-name="P5"/>
          </table:table-cell>
        </table:table-row>
      </table:table>
      <text:p text:style-name="P8"/>
      <text:p text:style-name="P1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 table:style-name="Tabla25.1">
          <table:table-cell table:style-name="Tabla25.A1" office:value-type="string">
            <text:h text:style-name="P11" text:outline-level="1">Caso de Uso</text:h>
          </table:table-cell>
          <table:table-cell table:style-name="Tabla25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2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5.2">
          <table:table-cell table:style-name="Tabla25.A2" office:value-type="string">
            <text:p text:style-name="P2">Actores</text:p>
          </table:table-cell>
          <table:table-cell table:style-name="Tabla2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2">Tipo</text:p>
          </table:table-cell>
          <table:table-cell table:style-name="Tabla2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2">Precondición</text:p>
          </table:table-cell>
          <table:table-cell table:style-name="Tabla2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2">Postcondición</text:p>
          </table:table-cell>
          <table:table-cell table:style-name="Tabla2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.6">
          <table:table-cell table:style-name="Tabla25.A6" office:value-type="string">
            <text:p text:style-name="P2">Autor</text:p>
          </table:table-cell>
          <table:table-cell table:style-name="Tabla25.B6" office:value-type="string">
            <text:p text:style-name="P4"/>
          </table:table-cell>
          <table:table-cell table:style-name="Tabla25.C6" office:value-type="string">
            <text:h text:style-name="P12" text:outline-level="1">Fecha</text:h>
          </table:table-cell>
          <table:table-cell table:style-name="Tabla25.D6" office:value-type="string">
            <text:p text:style-name="P6"/>
          </table:table-cell>
          <table:table-cell table:style-name="Tabla25.E6" table:number-columns-spanned="2" office:value-type="string">
            <text:h text:style-name="P12" text:outline-level="1">Versión</text:h>
          </table:table-cell>
          <table:covered-table-cell/>
          <table:table-cell table:style-name="Tabla25.G6" office:value-type="string">
            <text:p text:style-name="P6">1.0</text:p>
          </table:table-cell>
        </table:table-row>
      </table:table>
      <text:p text:style-name="P8"/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7">Propósito</text:p>
          </table:table-cell>
        </table:table-row>
        <table:table-row table:style-name="Tabla26.1">
          <table:table-cell table:style-name="Tabla26.A2" office:value-type="string">
            <text:p text:style-name="P5"/>
          </table:table-cell>
        </table:table-row>
      </table:table>
      <text:p text:style-name="P8"/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7">Resumen</text:p>
          </table:table-cell>
        </table:table-row>
        <table:table-row table:style-name="Tabla27.1">
          <table:table-cell table:style-name="Tabla2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row table:style-name="Tabla28.1">
          <table:table-cell table:style-name="Tabla28.A1" office:value-type="string">
            <text:h text:style-name="P11" text:outline-level="1">Caso de Uso</text:h>
          </table:table-cell>
          <table:table-cell table:style-name="Tabla28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2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28.2">
          <table:table-cell table:style-name="Tabla28.A2" office:value-type="string">
            <text:p text:style-name="P2">Actores</text:p>
          </table:table-cell>
          <table:table-cell table:style-name="Tabla2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2">Tipo</text:p>
          </table:table-cell>
          <table:table-cell table:style-name="Tabla2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2">Precondición</text:p>
          </table:table-cell>
          <table:table-cell table:style-name="Tabla2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2">Postcondición</text:p>
          </table:table-cell>
          <table:table-cell table:style-name="Tabla2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8.6">
          <table:table-cell table:style-name="Tabla28.A6" office:value-type="string">
            <text:p text:style-name="P2">Autor</text:p>
          </table:table-cell>
          <table:table-cell table:style-name="Tabla28.B6" office:value-type="string">
            <text:p text:style-name="P4"/>
          </table:table-cell>
          <table:table-cell table:style-name="Tabla28.C6" office:value-type="string">
            <text:h text:style-name="P12" text:outline-level="1">Fecha</text:h>
          </table:table-cell>
          <table:table-cell table:style-name="Tabla28.D6" office:value-type="string">
            <text:p text:style-name="P6"/>
          </table:table-cell>
          <table:table-cell table:style-name="Tabla28.E6" table:number-columns-spanned="2" office:value-type="string">
            <text:h text:style-name="P12" text:outline-level="1">Versión</text:h>
          </table:table-cell>
          <table:covered-table-cell/>
          <table:table-cell table:style-name="Tabla28.G6" office:value-type="string">
            <text:p text:style-name="P6">1.0</text:p>
          </table:table-cell>
        </table:table-row>
      </table:table>
      <text:p text:style-name="P8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7">Propósito</text:p>
          </table:table-cell>
        </table:table-row>
        <table:table-row table:style-name="Tabla29.1">
          <table:table-cell table:style-name="Tabla29.A2" office:value-type="string">
            <text:p text:style-name="P5"/>
          </table:table-cell>
        </table:table-row>
      </table:table>
      <text:p text:style-name="P8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7">Resumen</text:p>
          </table:table-cell>
        </table:table-row>
        <table:table-row table:style-name="Tabla30.1">
          <table:table-cell table:style-name="Tabla30.A2" office:value-type="string">
            <text:p text:style-name="P5"/>
          </table:table-cell>
        </table:table-row>
      </table:table>
      <text:p text:style-name="P8"/>
      <text:p text:style-name="P10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row table:style-name="Tabla31.1">
          <table:table-cell table:style-name="Tabla31.A1" office:value-type="string">
            <text:h text:style-name="P11" text:outline-level="1">Caso de Uso</text:h>
          </table:table-cell>
          <table:table-cell table:style-name="Tabla31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3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1.2">
          <table:table-cell table:style-name="Tabla31.A2" office:value-type="string">
            <text:p text:style-name="P2">Actores</text:p>
          </table:table-cell>
          <table:table-cell table:style-name="Tabla3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2">Tipo</text:p>
          </table:table-cell>
          <table:table-cell table:style-name="Tabla3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2">Precondición</text:p>
          </table:table-cell>
          <table:table-cell table:style-name="Tabla3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2">Postcondición</text:p>
          </table:table-cell>
          <table:table-cell table:style-name="Tabla3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1.6">
          <table:table-cell table:style-name="Tabla31.A6" office:value-type="string">
            <text:p text:style-name="P2">Autor</text:p>
          </table:table-cell>
          <table:table-cell table:style-name="Tabla31.B6" office:value-type="string">
            <text:p text:style-name="P4"/>
          </table:table-cell>
          <table:table-cell table:style-name="Tabla31.C6" office:value-type="string">
            <text:h text:style-name="P12" text:outline-level="1">Fecha</text:h>
          </table:table-cell>
          <table:table-cell table:style-name="Tabla31.D6" office:value-type="string">
            <text:p text:style-name="P6"/>
          </table:table-cell>
          <table:table-cell table:style-name="Tabla31.E6" table:number-columns-spanned="2" office:value-type="string">
            <text:h text:style-name="P12" text:outline-level="1">Versión</text:h>
          </table:table-cell>
          <table:covered-table-cell/>
          <table:table-cell table:style-name="Tabla31.G6" office:value-type="string">
            <text:p text:style-name="P6">1.0</text:p>
          </table:table-cell>
        </table:table-row>
      </table:table>
      <text:p text:style-name="P8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7">Propósito</text:p>
          </table:table-cell>
        </table:table-row>
        <table:table-row table:style-name="Tabla32.1">
          <table:table-cell table:style-name="Tabla32.A2" office:value-type="string">
            <text:p text:style-name="P5"/>
          </table:table-cell>
        </table:table-row>
      </table:table>
      <text:p text:style-name="P8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7">Resumen</text:p>
          </table:table-cell>
        </table:table-row>
        <table:table-row table:style-name="Tabla33.1">
          <table:table-cell table:style-name="Tabla3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row table:style-name="Tabla34.1">
          <table:table-cell table:style-name="Tabla34.A1" office:value-type="string">
            <text:h text:style-name="P11" text:outline-level="1">Caso de Uso</text:h>
          </table:table-cell>
          <table:table-cell table:style-name="Tabla34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3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4.2">
          <table:table-cell table:style-name="Tabla34.A2" office:value-type="string">
            <text:p text:style-name="P2">Actores</text:p>
          </table:table-cell>
          <table:table-cell table:style-name="Tabla3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2">Tipo</text:p>
          </table:table-cell>
          <table:table-cell table:style-name="Tabla3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2">Precondición</text:p>
          </table:table-cell>
          <table:table-cell table:style-name="Tabla3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2">Postcondición</text:p>
          </table:table-cell>
          <table:table-cell table:style-name="Tabla3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4.6">
          <table:table-cell table:style-name="Tabla34.A6" office:value-type="string">
            <text:p text:style-name="P2">Autor</text:p>
          </table:table-cell>
          <table:table-cell table:style-name="Tabla34.B6" office:value-type="string">
            <text:p text:style-name="P4"/>
          </table:table-cell>
          <table:table-cell table:style-name="Tabla34.C6" office:value-type="string">
            <text:h text:style-name="P12" text:outline-level="1">Fecha</text:h>
          </table:table-cell>
          <table:table-cell table:style-name="Tabla34.D6" office:value-type="string">
            <text:p text:style-name="P6"/>
          </table:table-cell>
          <table:table-cell table:style-name="Tabla34.E6" table:number-columns-spanned="2" office:value-type="string">
            <text:h text:style-name="P12" text:outline-level="1">Versión</text:h>
          </table:table-cell>
          <table:covered-table-cell/>
          <table:table-cell table:style-name="Tabla34.G6" office:value-type="string">
            <text:p text:style-name="P6">1.0</text:p>
          </table:table-cell>
        </table:table-row>
      </table:table>
      <text:p text:style-name="P8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7">Propósito</text:p>
          </table:table-cell>
        </table:table-row>
        <table:table-row table:style-name="Tabla35.1">
          <table:table-cell table:style-name="Tabla35.A2" office:value-type="string">
            <text:p text:style-name="P5"/>
          </table:table-cell>
        </table:table-row>
      </table:table>
      <text:p text:style-name="P8"/>
      <table:table table:name="Tabla36" table:style-name="Tabla36">
        <table:table-column table:style-name="Tabla36.A"/>
        <table:table-row table:style-name="Tabla36.1">
          <table:table-cell table:style-name="Tabla36.A1" office:value-type="string">
            <text:p text:style-name="P7">Resumen</text:p>
          </table:table-cell>
        </table:table-row>
        <table:table-row table:style-name="Tabla36.1">
          <table:table-cell table:style-name="Tabla36.A2" office:value-type="string">
            <text:p text:style-name="P5"/>
          </table:table-cell>
        </table:table-row>
      </table:table>
      <text:p text:style-name="P8"/>
      <text:p text:style-name="P1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row table:style-name="Tabla37.1">
          <table:table-cell table:style-name="Tabla37.A1" office:value-type="string">
            <text:h text:style-name="P11" text:outline-level="1">Caso de Uso</text:h>
          </table:table-cell>
          <table:table-cell table:style-name="Tabla37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3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37.2">
          <table:table-cell table:style-name="Tabla37.A2" office:value-type="string">
            <text:p text:style-name="P2">Actores</text:p>
          </table:table-cell>
          <table:table-cell table:style-name="Tabla3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2">Tipo</text:p>
          </table:table-cell>
          <table:table-cell table:style-name="Tabla3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2">Precondición</text:p>
          </table:table-cell>
          <table:table-cell table:style-name="Tabla3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2">Postcondición</text:p>
          </table:table-cell>
          <table:table-cell table:style-name="Tabla3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7.6">
          <table:table-cell table:style-name="Tabla37.A6" office:value-type="string">
            <text:p text:style-name="P2">Autor</text:p>
          </table:table-cell>
          <table:table-cell table:style-name="Tabla37.B6" office:value-type="string">
            <text:p text:style-name="P4"/>
          </table:table-cell>
          <table:table-cell table:style-name="Tabla37.C6" office:value-type="string">
            <text:h text:style-name="P12" text:outline-level="1">Fecha</text:h>
          </table:table-cell>
          <table:table-cell table:style-name="Tabla37.D6" office:value-type="string">
            <text:p text:style-name="P6"/>
          </table:table-cell>
          <table:table-cell table:style-name="Tabla37.E6" table:number-columns-spanned="2" office:value-type="string">
            <text:h text:style-name="P12" text:outline-level="1">Versión</text:h>
          </table:table-cell>
          <table:covered-table-cell/>
          <table:table-cell table:style-name="Tabla37.G6" office:value-type="string">
            <text:p text:style-name="P6">1.0</text:p>
          </table:table-cell>
        </table:table-row>
      </table:table>
      <text:p text:style-name="P8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7">Propósito</text:p>
          </table:table-cell>
        </table:table-row>
        <table:table-row table:style-name="Tabla38.1">
          <table:table-cell table:style-name="Tabla38.A2" office:value-type="string">
            <text:p text:style-name="P5"/>
          </table:table-cell>
        </table:table-row>
      </table:table>
      <text:p text:style-name="P8"/>
      <table:table table:name="Tabla39" table:style-name="Tabla39">
        <table:table-column table:style-name="Tabla39.A"/>
        <table:table-row table:style-name="Tabla39.1">
          <table:table-cell table:style-name="Tabla39.A1" office:value-type="string">
            <text:p text:style-name="P7">Resumen</text:p>
          </table:table-cell>
        </table:table-row>
        <table:table-row table:style-name="Tabla39.1">
          <table:table-cell table:style-name="Tabla3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row table:style-name="Tabla40.1">
          <table:table-cell table:style-name="Tabla40.A1" office:value-type="string">
            <text:h text:style-name="P11" text:outline-level="1">Caso de Uso</text:h>
          </table:table-cell>
          <table:table-cell table:style-name="Tabla40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4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0.2">
          <table:table-cell table:style-name="Tabla40.A2" office:value-type="string">
            <text:p text:style-name="P2">Actores</text:p>
          </table:table-cell>
          <table:table-cell table:style-name="Tabla4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2">Tipo</text:p>
          </table:table-cell>
          <table:table-cell table:style-name="Tabla4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2">Precondición</text:p>
          </table:table-cell>
          <table:table-cell table:style-name="Tabla4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2">Postcondición</text:p>
          </table:table-cell>
          <table:table-cell table:style-name="Tabla4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0.6">
          <table:table-cell table:style-name="Tabla40.A6" office:value-type="string">
            <text:p text:style-name="P2">Autor</text:p>
          </table:table-cell>
          <table:table-cell table:style-name="Tabla40.B6" office:value-type="string">
            <text:p text:style-name="P4"/>
          </table:table-cell>
          <table:table-cell table:style-name="Tabla40.C6" office:value-type="string">
            <text:h text:style-name="P12" text:outline-level="1">Fecha</text:h>
          </table:table-cell>
          <table:table-cell table:style-name="Tabla40.D6" office:value-type="string">
            <text:p text:style-name="P6"/>
          </table:table-cell>
          <table:table-cell table:style-name="Tabla40.E6" table:number-columns-spanned="2" office:value-type="string">
            <text:h text:style-name="P12" text:outline-level="1">Versión</text:h>
          </table:table-cell>
          <table:covered-table-cell/>
          <table:table-cell table:style-name="Tabla40.G6" office:value-type="string">
            <text:p text:style-name="P6">1.0</text:p>
          </table:table-cell>
        </table:table-row>
      </table:table>
      <text:p text:style-name="P8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7">Propósito</text:p>
          </table:table-cell>
        </table:table-row>
        <table:table-row table:style-name="Tabla41.1">
          <table:table-cell table:style-name="Tabla41.A2" office:value-type="string">
            <text:p text:style-name="P5"/>
          </table:table-cell>
        </table:table-row>
      </table:table>
      <text:p text:style-name="P8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7">Resumen</text:p>
          </table:table-cell>
        </table:table-row>
        <table:table-row table:style-name="Tabla42.1">
          <table:table-cell table:style-name="Tabla42.A2" office:value-type="string">
            <text:p text:style-name="P5"/>
          </table:table-cell>
        </table:table-row>
      </table:table>
      <text:p text:style-name="P8"/>
      <text:p text:style-name="P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row table:style-name="Tabla43.1">
          <table:table-cell table:style-name="Tabla43.A1" office:value-type="string">
            <text:h text:style-name="P11" text:outline-level="1">Caso de Uso</text:h>
          </table:table-cell>
          <table:table-cell table:style-name="Tabla43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4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2">Actores</text:p>
          </table:table-cell>
          <table:table-cell table:style-name="Tabla4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">Tipo</text:p>
          </table:table-cell>
          <table:table-cell table:style-name="Tabla4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">Precondición</text:p>
          </table:table-cell>
          <table:table-cell table:style-name="Tabla4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">Postcondición</text:p>
          </table:table-cell>
          <table:table-cell table:style-name="Tabla4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6">
          <table:table-cell table:style-name="Tabla43.A6" office:value-type="string">
            <text:p text:style-name="P2">Autor</text:p>
          </table:table-cell>
          <table:table-cell table:style-name="Tabla43.B6" office:value-type="string">
            <text:p text:style-name="P4"/>
          </table:table-cell>
          <table:table-cell table:style-name="Tabla43.C6" office:value-type="string">
            <text:h text:style-name="P12" text:outline-level="1">Fecha</text:h>
          </table:table-cell>
          <table:table-cell table:style-name="Tabla43.D6" office:value-type="string">
            <text:p text:style-name="P6"/>
          </table:table-cell>
          <table:table-cell table:style-name="Tabla43.E6" table:number-columns-spanned="2" office:value-type="string">
            <text:h text:style-name="P12" text:outline-level="1">Versión</text:h>
          </table:table-cell>
          <table:covered-table-cell/>
          <table:table-cell table:style-name="Tabla43.G6" office:value-type="string">
            <text:p text:style-name="P6">1.0</text:p>
          </table:table-cell>
        </table:table-row>
      </table:table>
      <text:p text:style-name="P8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7">Propósito</text:p>
          </table:table-cell>
        </table:table-row>
        <table:table-row table:style-name="Tabla44.1">
          <table:table-cell table:style-name="Tabla44.A2" office:value-type="string">
            <text:p text:style-name="P5"/>
          </table:table-cell>
        </table:table-row>
      </table:table>
      <text:p text:style-name="P8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7">Resumen</text:p>
          </table:table-cell>
        </table:table-row>
        <table:table-row table:style-name="Tabla45.1">
          <table:table-cell table:style-name="Tabla4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row table:style-name="Tabla46.1">
          <table:table-cell table:style-name="Tabla46.A1" office:value-type="string">
            <text:h text:style-name="P11" text:outline-level="1">Caso de Uso</text:h>
          </table:table-cell>
          <table:table-cell table:style-name="Tabla46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4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6.2">
          <table:table-cell table:style-name="Tabla46.A2" office:value-type="string">
            <text:p text:style-name="P2">Actores</text:p>
          </table:table-cell>
          <table:table-cell table:style-name="Tabla4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3" office:value-type="string">
            <text:p text:style-name="P2">Tipo</text:p>
          </table:table-cell>
          <table:table-cell table:style-name="Tabla4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4" office:value-type="string">
            <text:p text:style-name="P2">Precondición</text:p>
          </table:table-cell>
          <table:table-cell table:style-name="Tabla4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2">
          <table:table-cell table:style-name="Tabla46.A5" office:value-type="string">
            <text:p text:style-name="P2">Postcondición</text:p>
          </table:table-cell>
          <table:table-cell table:style-name="Tabla4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6.6">
          <table:table-cell table:style-name="Tabla46.A6" office:value-type="string">
            <text:p text:style-name="P2">Autor</text:p>
          </table:table-cell>
          <table:table-cell table:style-name="Tabla46.B6" office:value-type="string">
            <text:p text:style-name="P4"/>
          </table:table-cell>
          <table:table-cell table:style-name="Tabla46.C6" office:value-type="string">
            <text:h text:style-name="P12" text:outline-level="1">Fecha</text:h>
          </table:table-cell>
          <table:table-cell table:style-name="Tabla46.D6" office:value-type="string">
            <text:p text:style-name="P6"/>
          </table:table-cell>
          <table:table-cell table:style-name="Tabla46.E6" table:number-columns-spanned="2" office:value-type="string">
            <text:h text:style-name="P12" text:outline-level="1">Versión</text:h>
          </table:table-cell>
          <table:covered-table-cell/>
          <table:table-cell table:style-name="Tabla46.G6" office:value-type="string">
            <text:p text:style-name="P6">1.0</text:p>
          </table:table-cell>
        </table:table-row>
      </table:table>
      <text:p text:style-name="P8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7">Propósito</text:p>
          </table:table-cell>
        </table:table-row>
        <table:table-row table:style-name="Tabla47.1">
          <table:table-cell table:style-name="Tabla47.A2" office:value-type="string">
            <text:p text:style-name="P5"/>
          </table:table-cell>
        </table:table-row>
      </table:table>
      <text:p text:style-name="P8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7">Resumen</text:p>
          </table:table-cell>
        </table:table-row>
        <table:table-row table:style-name="Tabla48.1">
          <table:table-cell table:style-name="Tabla48.A2" office:value-type="string">
            <text:p text:style-name="P5"/>
          </table:table-cell>
        </table:table-row>
      </table:table>
      <text:p text:style-name="P8"/>
      <text:p text:style-name="P10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row table:style-name="Tabla49.1">
          <table:table-cell table:style-name="Tabla49.A1" office:value-type="string">
            <text:h text:style-name="P11" text:outline-level="1">Caso de Uso</text:h>
          </table:table-cell>
          <table:table-cell table:style-name="Tabla49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49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2">Actores</text:p>
          </table:table-cell>
          <table:table-cell table:style-name="Tabla49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3" office:value-type="string">
            <text:p text:style-name="P2">Tipo</text:p>
          </table:table-cell>
          <table:table-cell table:style-name="Tabla49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2">Precondición</text:p>
          </table:table-cell>
          <table:table-cell table:style-name="Tabla49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2">Postcondición</text:p>
          </table:table-cell>
          <table:table-cell table:style-name="Tabla49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9.6">
          <table:table-cell table:style-name="Tabla49.A6" office:value-type="string">
            <text:p text:style-name="P2">Autor</text:p>
          </table:table-cell>
          <table:table-cell table:style-name="Tabla49.B6" office:value-type="string">
            <text:p text:style-name="P4"/>
          </table:table-cell>
          <table:table-cell table:style-name="Tabla49.C6" office:value-type="string">
            <text:h text:style-name="P12" text:outline-level="1">Fecha</text:h>
          </table:table-cell>
          <table:table-cell table:style-name="Tabla49.D6" office:value-type="string">
            <text:p text:style-name="P6"/>
          </table:table-cell>
          <table:table-cell table:style-name="Tabla49.E6" table:number-columns-spanned="2" office:value-type="string">
            <text:h text:style-name="P12" text:outline-level="1">Versión</text:h>
          </table:table-cell>
          <table:covered-table-cell/>
          <table:table-cell table:style-name="Tabla49.G6" office:value-type="string">
            <text:p text:style-name="P6">1.0</text:p>
          </table:table-cell>
        </table:table-row>
      </table:table>
      <text:p text:style-name="P8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7">Propósito</text:p>
          </table:table-cell>
        </table:table-row>
        <table:table-row table:style-name="Tabla50.1">
          <table:table-cell table:style-name="Tabla50.A2" office:value-type="string">
            <text:p text:style-name="P5"/>
          </table:table-cell>
        </table:table-row>
      </table:table>
      <text:p text:style-name="P8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7">Resumen</text:p>
          </table:table-cell>
        </table:table-row>
        <table:table-row table:style-name="Tabla51.1">
          <table:table-cell table:style-name="Tabla51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row table:style-name="Tabla52.1">
          <table:table-cell table:style-name="Tabla52.A1" office:value-type="string">
            <text:h text:style-name="P11" text:outline-level="1">Caso de Uso</text:h>
          </table:table-cell>
          <table:table-cell table:style-name="Tabla52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52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2.2">
          <table:table-cell table:style-name="Tabla52.A2" office:value-type="string">
            <text:p text:style-name="P2">Actores</text:p>
          </table:table-cell>
          <table:table-cell table:style-name="Tabla52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2">Tipo</text:p>
          </table:table-cell>
          <table:table-cell table:style-name="Tabla52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4" office:value-type="string">
            <text:p text:style-name="P2">Precondición</text:p>
          </table:table-cell>
          <table:table-cell table:style-name="Tabla52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2">Postcondición</text:p>
          </table:table-cell>
          <table:table-cell table:style-name="Tabla52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6">
          <table:table-cell table:style-name="Tabla52.A6" office:value-type="string">
            <text:p text:style-name="P2">Autor</text:p>
          </table:table-cell>
          <table:table-cell table:style-name="Tabla52.B6" office:value-type="string">
            <text:p text:style-name="P4"/>
          </table:table-cell>
          <table:table-cell table:style-name="Tabla52.C6" office:value-type="string">
            <text:h text:style-name="P12" text:outline-level="1">Fecha</text:h>
          </table:table-cell>
          <table:table-cell table:style-name="Tabla52.D6" office:value-type="string">
            <text:p text:style-name="P6"/>
          </table:table-cell>
          <table:table-cell table:style-name="Tabla52.E6" table:number-columns-spanned="2" office:value-type="string">
            <text:h text:style-name="P12" text:outline-level="1">Versión</text:h>
          </table:table-cell>
          <table:covered-table-cell/>
          <table:table-cell table:style-name="Tabla52.G6" office:value-type="string">
            <text:p text:style-name="P6">1.0</text:p>
          </table:table-cell>
        </table:table-row>
      </table:table>
      <text:p text:style-name="P8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7">Propósito</text:p>
          </table:table-cell>
        </table:table-row>
        <table:table-row table:style-name="Tabla53.1">
          <table:table-cell table:style-name="Tabla53.A2" office:value-type="string">
            <text:p text:style-name="P5"/>
          </table:table-cell>
        </table:table-row>
      </table:table>
      <text:p text:style-name="P8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7">Resumen</text:p>
          </table:table-cell>
        </table:table-row>
        <table:table-row table:style-name="Tabla54.1">
          <table:table-cell table:style-name="Tabla54.A2" office:value-type="string">
            <text:p text:style-name="P5"/>
          </table:table-cell>
        </table:table-row>
      </table:table>
      <text:p text:style-name="P8"/>
      <text:p text:style-name="P1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column table:style-name="Tabla55.E"/>
        <table:table-column table:style-name="Tabla55.F"/>
        <table:table-column table:style-name="Tabla55.G"/>
        <table:table-row table:style-name="Tabla55.1">
          <table:table-cell table:style-name="Tabla55.A1" office:value-type="string">
            <text:h text:style-name="P11" text:outline-level="1">Caso de Uso</text:h>
          </table:table-cell>
          <table:table-cell table:style-name="Tabla55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55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5.2">
          <table:table-cell table:style-name="Tabla55.A2" office:value-type="string">
            <text:p text:style-name="P2">Actores</text:p>
          </table:table-cell>
          <table:table-cell table:style-name="Tabla55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3" office:value-type="string">
            <text:p text:style-name="P2">Tipo</text:p>
          </table:table-cell>
          <table:table-cell table:style-name="Tabla55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4" office:value-type="string">
            <text:p text:style-name="P2">Precondición</text:p>
          </table:table-cell>
          <table:table-cell table:style-name="Tabla55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2">
          <table:table-cell table:style-name="Tabla55.A5" office:value-type="string">
            <text:p text:style-name="P2">Postcondición</text:p>
          </table:table-cell>
          <table:table-cell table:style-name="Tabla55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5.6">
          <table:table-cell table:style-name="Tabla55.A6" office:value-type="string">
            <text:p text:style-name="P2">Autor</text:p>
          </table:table-cell>
          <table:table-cell table:style-name="Tabla55.B6" office:value-type="string">
            <text:p text:style-name="P4"/>
          </table:table-cell>
          <table:table-cell table:style-name="Tabla55.C6" office:value-type="string">
            <text:h text:style-name="P12" text:outline-level="1">Fecha</text:h>
          </table:table-cell>
          <table:table-cell table:style-name="Tabla55.D6" office:value-type="string">
            <text:p text:style-name="P6"/>
          </table:table-cell>
          <table:table-cell table:style-name="Tabla55.E6" table:number-columns-spanned="2" office:value-type="string">
            <text:h text:style-name="P12" text:outline-level="1">Versión</text:h>
          </table:table-cell>
          <table:covered-table-cell/>
          <table:table-cell table:style-name="Tabla55.G6" office:value-type="string">
            <text:p text:style-name="P6">1.0</text:p>
          </table:table-cell>
        </table:table-row>
      </table:table>
      <text:p text:style-name="P8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7">Propósito</text:p>
          </table:table-cell>
        </table:table-row>
        <table:table-row table:style-name="Tabla56.1">
          <table:table-cell table:style-name="Tabla56.A2" office:value-type="string">
            <text:p text:style-name="P5"/>
          </table:table-cell>
        </table:table-row>
      </table:table>
      <text:p text:style-name="P8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7">Resumen</text:p>
          </table:table-cell>
        </table:table-row>
        <table:table-row table:style-name="Tabla57.1">
          <table:table-cell table:style-name="Tabla57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column table:style-name="Tabla58.E"/>
        <table:table-column table:style-name="Tabla58.F"/>
        <table:table-column table:style-name="Tabla58.G"/>
        <table:table-row table:style-name="Tabla58.1">
          <table:table-cell table:style-name="Tabla58.A1" office:value-type="string">
            <text:h text:style-name="P11" text:outline-level="1">Caso de Uso</text:h>
          </table:table-cell>
          <table:table-cell table:style-name="Tabla58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58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58.2">
          <table:table-cell table:style-name="Tabla58.A2" office:value-type="string">
            <text:p text:style-name="P2">Actores</text:p>
          </table:table-cell>
          <table:table-cell table:style-name="Tabla58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3" office:value-type="string">
            <text:p text:style-name="P2">Tipo</text:p>
          </table:table-cell>
          <table:table-cell table:style-name="Tabla58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4" office:value-type="string">
            <text:p text:style-name="P2">Precondición</text:p>
          </table:table-cell>
          <table:table-cell table:style-name="Tabla58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2">
          <table:table-cell table:style-name="Tabla58.A5" office:value-type="string">
            <text:p text:style-name="P2">Postcondición</text:p>
          </table:table-cell>
          <table:table-cell table:style-name="Tabla58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8.6">
          <table:table-cell table:style-name="Tabla58.A6" office:value-type="string">
            <text:p text:style-name="P2">Autor</text:p>
          </table:table-cell>
          <table:table-cell table:style-name="Tabla58.B6" office:value-type="string">
            <text:p text:style-name="P4"/>
          </table:table-cell>
          <table:table-cell table:style-name="Tabla58.C6" office:value-type="string">
            <text:h text:style-name="P12" text:outline-level="1">Fecha</text:h>
          </table:table-cell>
          <table:table-cell table:style-name="Tabla58.D6" office:value-type="string">
            <text:p text:style-name="P6"/>
          </table:table-cell>
          <table:table-cell table:style-name="Tabla58.E6" table:number-columns-spanned="2" office:value-type="string">
            <text:h text:style-name="P12" text:outline-level="1">Versión</text:h>
          </table:table-cell>
          <table:covered-table-cell/>
          <table:table-cell table:style-name="Tabla58.G6" office:value-type="string">
            <text:p text:style-name="P6">1.0</text:p>
          </table:table-cell>
        </table:table-row>
      </table:table>
      <text:p text:style-name="P8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7">Propósito</text:p>
          </table:table-cell>
        </table:table-row>
        <table:table-row table:style-name="Tabla59.1">
          <table:table-cell table:style-name="Tabla59.A2" office:value-type="string">
            <text:p text:style-name="P5"/>
          </table:table-cell>
        </table:table-row>
      </table:table>
      <text:p text:style-name="P8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7">Resumen</text:p>
          </table:table-cell>
        </table:table-row>
        <table:table-row table:style-name="Tabla60.1">
          <table:table-cell table:style-name="Tabla60.A2" office:value-type="string">
            <text:p text:style-name="P5"/>
          </table:table-cell>
        </table:table-row>
      </table:table>
      <text:p text:style-name="P8"/>
      <text:p text:style-name="P8"/>
      <text:p text:style-name="P1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column table:style-name="Tabla61.E"/>
        <table:table-column table:style-name="Tabla61.F"/>
        <table:table-column table:style-name="Tabla61.G"/>
        <table:table-row table:style-name="Tabla61.1">
          <table:table-cell table:style-name="Tabla61.A1" office:value-type="string">
            <text:h text:style-name="P11" text:outline-level="1">Caso de Uso</text:h>
          </table:table-cell>
          <table:table-cell table:style-name="Tabla61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6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1.2">
          <table:table-cell table:style-name="Tabla61.A2" office:value-type="string">
            <text:p text:style-name="P2">Actores</text:p>
          </table:table-cell>
          <table:table-cell table:style-name="Tabla61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3" office:value-type="string">
            <text:p text:style-name="P2">Tipo</text:p>
          </table:table-cell>
          <table:table-cell table:style-name="Tabla6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4" office:value-type="string">
            <text:p text:style-name="P2">Precondición</text:p>
          </table:table-cell>
          <table:table-cell table:style-name="Tabla61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2">
          <table:table-cell table:style-name="Tabla61.A5" office:value-type="string">
            <text:p text:style-name="P2">Postcondición</text:p>
          </table:table-cell>
          <table:table-cell table:style-name="Tabla61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1.6">
          <table:table-cell table:style-name="Tabla61.A6" office:value-type="string">
            <text:p text:style-name="P2">Autor</text:p>
          </table:table-cell>
          <table:table-cell table:style-name="Tabla61.B6" office:value-type="string">
            <text:p text:style-name="P4"/>
          </table:table-cell>
          <table:table-cell table:style-name="Tabla61.C6" office:value-type="string">
            <text:h text:style-name="P12" text:outline-level="1">Fecha</text:h>
          </table:table-cell>
          <table:table-cell table:style-name="Tabla61.D6" office:value-type="string">
            <text:p text:style-name="P6"/>
          </table:table-cell>
          <table:table-cell table:style-name="Tabla61.E6" table:number-columns-spanned="2" office:value-type="string">
            <text:h text:style-name="P12" text:outline-level="1">Versión</text:h>
          </table:table-cell>
          <table:covered-table-cell/>
          <table:table-cell table:style-name="Tabla61.G6" office:value-type="string">
            <text:p text:style-name="P6">1.0</text:p>
          </table:table-cell>
        </table:table-row>
      </table:table>
      <text:p text:style-name="P8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7">Propósito</text:p>
          </table:table-cell>
        </table:table-row>
        <table:table-row table:style-name="Tabla62.1">
          <table:table-cell table:style-name="Tabla62.A2" office:value-type="string">
            <text:p text:style-name="P5"/>
          </table:table-cell>
        </table:table-row>
      </table:table>
      <text:p text:style-name="P8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7">Resumen</text:p>
          </table:table-cell>
        </table:table-row>
        <table:table-row table:style-name="Tabla63.1">
          <table:table-cell table:style-name="Tabla63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row table:style-name="Tabla64.1">
          <table:table-cell table:style-name="Tabla64.A1" office:value-type="string">
            <text:h text:style-name="P11" text:outline-level="1">Caso de Uso</text:h>
          </table:table-cell>
          <table:table-cell table:style-name="Tabla64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64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2">Actores</text:p>
          </table:table-cell>
          <table:table-cell table:style-name="Tabla64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2">Tipo</text:p>
          </table:table-cell>
          <table:table-cell table:style-name="Tabla64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4" office:value-type="string">
            <text:p text:style-name="P2">Precondición</text:p>
          </table:table-cell>
          <table:table-cell table:style-name="Tabla64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2">Postcondición</text:p>
          </table:table-cell>
          <table:table-cell table:style-name="Tabla64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4.6">
          <table:table-cell table:style-name="Tabla64.A6" office:value-type="string">
            <text:p text:style-name="P2">Autor</text:p>
          </table:table-cell>
          <table:table-cell table:style-name="Tabla64.B6" office:value-type="string">
            <text:p text:style-name="P4"/>
          </table:table-cell>
          <table:table-cell table:style-name="Tabla64.C6" office:value-type="string">
            <text:h text:style-name="P12" text:outline-level="1">Fecha</text:h>
          </table:table-cell>
          <table:table-cell table:style-name="Tabla64.D6" office:value-type="string">
            <text:p text:style-name="P6"/>
          </table:table-cell>
          <table:table-cell table:style-name="Tabla64.E6" table:number-columns-spanned="2" office:value-type="string">
            <text:h text:style-name="P12" text:outline-level="1">Versión</text:h>
          </table:table-cell>
          <table:covered-table-cell/>
          <table:table-cell table:style-name="Tabla64.G6" office:value-type="string">
            <text:p text:style-name="P6">1.0</text:p>
          </table:table-cell>
        </table:table-row>
      </table:table>
      <text:p text:style-name="P8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7">Propósito</text:p>
          </table:table-cell>
        </table:table-row>
        <table:table-row table:style-name="Tabla65.1">
          <table:table-cell table:style-name="Tabla65.A2" office:value-type="string">
            <text:p text:style-name="P5"/>
          </table:table-cell>
        </table:table-row>
      </table:table>
      <text:p text:style-name="P8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7">Resumen</text:p>
          </table:table-cell>
        </table:table-row>
        <table:table-row table:style-name="Tabla66.1">
          <table:table-cell table:style-name="Tabla66.A2" office:value-type="string">
            <text:p text:style-name="P5"/>
          </table:table-cell>
        </table:table-row>
      </table:table>
      <text:p text:style-name="P8"/>
      <text:p text:style-name="P10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column table:style-name="Tabla67.E"/>
        <table:table-column table:style-name="Tabla67.F"/>
        <table:table-column table:style-name="Tabla67.G"/>
        <table:table-row table:style-name="Tabla67.1">
          <table:table-cell table:style-name="Tabla67.A1" office:value-type="string">
            <text:h text:style-name="P11" text:outline-level="1">Caso de Uso</text:h>
          </table:table-cell>
          <table:table-cell table:style-name="Tabla67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67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67.2">
          <table:table-cell table:style-name="Tabla67.A2" office:value-type="string">
            <text:p text:style-name="P2">Actores</text:p>
          </table:table-cell>
          <table:table-cell table:style-name="Tabla67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3" office:value-type="string">
            <text:p text:style-name="P2">Tipo</text:p>
          </table:table-cell>
          <table:table-cell table:style-name="Tabla67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4" office:value-type="string">
            <text:p text:style-name="P2">Precondición</text:p>
          </table:table-cell>
          <table:table-cell table:style-name="Tabla67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2">
          <table:table-cell table:style-name="Tabla67.A5" office:value-type="string">
            <text:p text:style-name="P2">Postcondición</text:p>
          </table:table-cell>
          <table:table-cell table:style-name="Tabla67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67.6">
          <table:table-cell table:style-name="Tabla67.A6" office:value-type="string">
            <text:p text:style-name="P2">Autor</text:p>
          </table:table-cell>
          <table:table-cell table:style-name="Tabla67.B6" office:value-type="string">
            <text:p text:style-name="P4"/>
          </table:table-cell>
          <table:table-cell table:style-name="Tabla67.C6" office:value-type="string">
            <text:h text:style-name="P12" text:outline-level="1">Fecha</text:h>
          </table:table-cell>
          <table:table-cell table:style-name="Tabla67.D6" office:value-type="string">
            <text:p text:style-name="P6"/>
          </table:table-cell>
          <table:table-cell table:style-name="Tabla67.E6" table:number-columns-spanned="2" office:value-type="string">
            <text:h text:style-name="P12" text:outline-level="1">Versión</text:h>
          </table:table-cell>
          <table:covered-table-cell/>
          <table:table-cell table:style-name="Tabla67.G6" office:value-type="string">
            <text:p text:style-name="P6">1.0</text:p>
          </table:table-cell>
        </table:table-row>
      </table:table>
      <text:p text:style-name="P8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7">Propósito</text:p>
          </table:table-cell>
        </table:table-row>
        <table:table-row table:style-name="Tabla68.1">
          <table:table-cell table:style-name="Tabla68.A2" office:value-type="string">
            <text:p text:style-name="P5"/>
          </table:table-cell>
        </table:table-row>
      </table:table>
      <text:p text:style-name="P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7">Resumen</text:p>
          </table:table-cell>
        </table:table-row>
        <table:table-row table:style-name="Tabla69.1">
          <table:table-cell table:style-name="Tabla69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row table:style-name="Tabla70.1">
          <table:table-cell table:style-name="Tabla70.A1" office:value-type="string">
            <text:h text:style-name="P11" text:outline-level="1">Caso de Uso</text:h>
          </table:table-cell>
          <table:table-cell table:style-name="Tabla70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70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2">Actores</text:p>
          </table:table-cell>
          <table:table-cell table:style-name="Tabla70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2">Tipo</text:p>
          </table:table-cell>
          <table:table-cell table:style-name="Tabla70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2">Precondición</text:p>
          </table:table-cell>
          <table:table-cell table:style-name="Tabla70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5" office:value-type="string">
            <text:p text:style-name="P2">Postcondición</text:p>
          </table:table-cell>
          <table:table-cell table:style-name="Tabla70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0.6">
          <table:table-cell table:style-name="Tabla70.A6" office:value-type="string">
            <text:p text:style-name="P2">Autor</text:p>
          </table:table-cell>
          <table:table-cell table:style-name="Tabla70.B6" office:value-type="string">
            <text:p text:style-name="P4"/>
          </table:table-cell>
          <table:table-cell table:style-name="Tabla70.C6" office:value-type="string">
            <text:h text:style-name="P12" text:outline-level="1">Fecha</text:h>
          </table:table-cell>
          <table:table-cell table:style-name="Tabla70.D6" office:value-type="string">
            <text:p text:style-name="P6"/>
          </table:table-cell>
          <table:table-cell table:style-name="Tabla70.E6" table:number-columns-spanned="2" office:value-type="string">
            <text:h text:style-name="P12" text:outline-level="1">Versión</text:h>
          </table:table-cell>
          <table:covered-table-cell/>
          <table:table-cell table:style-name="Tabla70.G6" office:value-type="string">
            <text:p text:style-name="P6">1.0</text:p>
          </table:table-cell>
        </table:table-row>
      </table:table>
      <text:p text:style-name="P8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7">Propósito</text:p>
          </table:table-cell>
        </table:table-row>
        <table:table-row table:style-name="Tabla71.1">
          <table:table-cell table:style-name="Tabla71.A2" office:value-type="string">
            <text:p text:style-name="P5"/>
          </table:table-cell>
        </table:table-row>
      </table:table>
      <text:p text:style-name="P8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7">Resumen</text:p>
          </table:table-cell>
        </table:table-row>
        <table:table-row table:style-name="Tabla72.1">
          <table:table-cell table:style-name="Tabla72.A2" office:value-type="string">
            <text:p text:style-name="P5"/>
          </table:table-cell>
        </table:table-row>
      </table:table>
      <text:p text:style-name="P8"/>
      <text:p text:style-name="P10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row table:style-name="Tabla73.1">
          <table:table-cell table:style-name="Tabla73.A1" office:value-type="string">
            <text:h text:style-name="P11" text:outline-level="1">Caso de Uso</text:h>
          </table:table-cell>
          <table:table-cell table:style-name="Tabla73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73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3.2">
          <table:table-cell table:style-name="Tabla73.A2" office:value-type="string">
            <text:p text:style-name="P2">Actores</text:p>
          </table:table-cell>
          <table:table-cell table:style-name="Tabla73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2">Tipo</text:p>
          </table:table-cell>
          <table:table-cell table:style-name="Tabla73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2">Precondición</text:p>
          </table:table-cell>
          <table:table-cell table:style-name="Tabla73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2">Postcondición</text:p>
          </table:table-cell>
          <table:table-cell table:style-name="Tabla73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3.6">
          <table:table-cell table:style-name="Tabla73.A6" office:value-type="string">
            <text:p text:style-name="P2">Autor</text:p>
          </table:table-cell>
          <table:table-cell table:style-name="Tabla73.B6" office:value-type="string">
            <text:p text:style-name="P4"/>
          </table:table-cell>
          <table:table-cell table:style-name="Tabla73.C6" office:value-type="string">
            <text:h text:style-name="P12" text:outline-level="1">Fecha</text:h>
          </table:table-cell>
          <table:table-cell table:style-name="Tabla73.D6" office:value-type="string">
            <text:p text:style-name="P6"/>
          </table:table-cell>
          <table:table-cell table:style-name="Tabla73.E6" table:number-columns-spanned="2" office:value-type="string">
            <text:h text:style-name="P12" text:outline-level="1">Versión</text:h>
          </table:table-cell>
          <table:covered-table-cell/>
          <table:table-cell table:style-name="Tabla73.G6" office:value-type="string">
            <text:p text:style-name="P6">1.0</text:p>
          </table:table-cell>
        </table:table-row>
      </table:table>
      <text:p text:style-name="P8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7">Propósito</text:p>
          </table:table-cell>
        </table:table-row>
        <table:table-row table:style-name="Tabla74.1">
          <table:table-cell table:style-name="Tabla74.A2" office:value-type="string">
            <text:p text:style-name="P5"/>
          </table:table-cell>
        </table:table-row>
      </table:table>
      <text:p text:style-name="P8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7">Resumen</text:p>
          </table:table-cell>
        </table:table-row>
        <table:table-row table:style-name="Tabla75.1">
          <table:table-cell table:style-name="Tabla75.A2" office:value-type="string">
            <text:p text:style-name="P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9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row table:style-name="Tabla76.1">
          <table:table-cell table:style-name="Tabla76.A1" office:value-type="string">
            <text:h text:style-name="P11" text:outline-level="1">Caso de Uso</text:h>
          </table:table-cell>
          <table:table-cell table:style-name="Tabla76.B1" table:number-columns-spanned="4" office:value-type="string">
            <text:h text:style-name="P13" text:outline-level="3"/>
          </table:table-cell>
          <table:covered-table-cell/>
          <table:covered-table-cell/>
          <table:covered-table-cell/>
          <table:table-cell table:style-name="Tabla76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76.2">
          <table:table-cell table:style-name="Tabla76.A2" office:value-type="string">
            <text:p text:style-name="P2">Actores</text:p>
          </table:table-cell>
          <table:table-cell table:style-name="Tabla76.B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2">Tipo</text:p>
          </table:table-cell>
          <table:table-cell table:style-name="Tabla76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2">Precondición</text:p>
          </table:table-cell>
          <table:table-cell table:style-name="Tabla76.B4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2">Postcondición</text:p>
          </table:table-cell>
          <table:table-cell table:style-name="Tabla76.B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6.6">
          <table:table-cell table:style-name="Tabla76.A6" office:value-type="string">
            <text:p text:style-name="P2">Autor</text:p>
          </table:table-cell>
          <table:table-cell table:style-name="Tabla76.B6" office:value-type="string">
            <text:p text:style-name="P4"/>
          </table:table-cell>
          <table:table-cell table:style-name="Tabla76.C6" office:value-type="string">
            <text:h text:style-name="P12" text:outline-level="1">Fecha</text:h>
          </table:table-cell>
          <table:table-cell table:style-name="Tabla76.D6" office:value-type="string">
            <text:p text:style-name="P6"/>
          </table:table-cell>
          <table:table-cell table:style-name="Tabla76.E6" table:number-columns-spanned="2" office:value-type="string">
            <text:h text:style-name="P12" text:outline-level="1">Versión</text:h>
          </table:table-cell>
          <table:covered-table-cell/>
          <table:table-cell table:style-name="Tabla76.G6" office:value-type="string">
            <text:p text:style-name="P6">1.0</text:p>
          </table:table-cell>
        </table:table-row>
      </table:table>
      <text:p text:style-name="P8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7">Propósito</text:p>
          </table:table-cell>
        </table:table-row>
        <table:table-row table:style-name="Tabla77.1">
          <table:table-cell table:style-name="Tabla77.A2" office:value-type="string">
            <text:p text:style-name="P5"/>
          </table:table-cell>
        </table:table-row>
      </table:table>
      <text:p text:style-name="P8"/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7">Resumen</text:p>
          </table:table-cell>
        </table:table-row>
        <table:table-row table:style-name="Tabla78.1">
          <table:table-cell table:style-name="Tabla78.A2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12:16:25.823181321</dc:date>
    <meta:editing-duration>PT4M4S</meta:editing-duration>
    <meta:editing-cycles>1</meta:editing-cycles>
    <meta:document-statistic meta:table-count="78" meta:image-count="0" meta:object-count="0" meta:page-count="13" meta:paragraph-count="319" meta:word-count="464" meta:character-count="2924" meta:non-whitespace-character-count="2779"/>
    <meta:generator>LibreOffice/5.1.6.2$Linux_X86_64 LibreOffice_project/10m0$Build-2</meta:generator>
  </office:meta>
</office:document-meta>
</file>